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UKai CN" svg:font-family="'AR PL UKai CN'"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33324" officeooo:paragraph-rsid="00033324"/>
    </style:style>
    <style:style style:name="P2" style:family="paragraph" style:parent-style-name="Standard" style:master-page-name="">
      <loext:graphic-properties draw:fill="none"/>
      <style:paragraph-properties fo:margin-left="0.25in" fo:margin-right="0in" fo:text-indent="-0.25in" style:auto-text-indent="false" style:page-number="auto" fo:background-color="transparent"/>
      <style:text-properties officeooo:rsid="0003a401" officeooo:paragraph-rsid="0003a401"/>
    </style:style>
    <style:style style:name="P3" style:family="paragraph" style:parent-style-name="Standard" style:master-page-name="">
      <loext:graphic-properties draw:fill="none"/>
      <style:paragraph-properties fo:margin-left="0.25in" fo:margin-right="0in" fo:text-indent="-0.25in" style:auto-text-indent="false" style:page-number="auto" fo:background-color="transparent"/>
      <style:text-properties officeooo:rsid="000a5a3d" officeooo:paragraph-rsid="000a5a3d"/>
    </style:style>
    <style:style style:name="P4" style:family="paragraph" style:parent-style-name="Standard">
      <loext:graphic-properties draw:fill="none"/>
      <style:paragraph-properties fo:margin-left="0.25in" fo:margin-right="0in" fo:text-indent="-0.25in" style:auto-text-indent="false" fo:background-color="transparent"/>
      <style:text-properties officeooo:rsid="0003a401" officeooo:paragraph-rsid="0003a401"/>
    </style:style>
    <style:style style:name="P5" style:family="paragraph" style:parent-style-name="Standard">
      <loext:graphic-properties draw:fill="none"/>
      <style:paragraph-properties fo:margin-left="0.25in" fo:margin-right="0in" fo:text-indent="-0.25in" style:auto-text-indent="false" fo:background-color="transparent"/>
      <style:text-properties officeooo:rsid="0004a299" officeooo:paragraph-rsid="0004a299"/>
    </style:style>
    <style:style style:name="P6" style:family="paragraph" style:parent-style-name="Standard">
      <loext:graphic-properties draw:fill="none"/>
      <style:paragraph-properties fo:margin-left="0.25in" fo:margin-right="0in" fo:text-indent="-0.25in" style:auto-text-indent="false" fo:background-color="transparent"/>
      <style:text-properties officeooo:rsid="0006090b" officeooo:paragraph-rsid="0006090b"/>
    </style:style>
    <style:style style:name="P7" style:family="paragraph" style:parent-style-name="Standard">
      <loext:graphic-properties draw:fill="none"/>
      <style:paragraph-properties fo:margin-left="0.25in" fo:margin-right="0in" fo:text-indent="-0.25in" style:auto-text-indent="false" fo:background-color="transparent"/>
      <style:text-properties officeooo:rsid="0007c20d" officeooo:paragraph-rsid="0007c20d"/>
    </style:style>
    <style:style style:name="P8" style:family="paragraph" style:parent-style-name="Standard">
      <loext:graphic-properties draw:fill="none"/>
      <style:paragraph-properties fo:margin-left="0.25in" fo:margin-right="0in" fo:text-indent="-0.25in" style:auto-text-indent="false" fo:background-color="transparent"/>
      <style:text-properties officeooo:rsid="000834ee" officeooo:paragraph-rsid="000834ee"/>
    </style:style>
    <style:style style:name="P9" style:family="paragraph" style:parent-style-name="Standard">
      <loext:graphic-properties draw:fill="none"/>
      <style:paragraph-properties fo:margin-left="0.25in" fo:margin-right="0in" fo:text-indent="-0.25in" style:auto-text-indent="false" fo:background-color="transparent"/>
      <style:text-properties officeooo:rsid="00089730" officeooo:paragraph-rsid="00089730"/>
    </style:style>
    <style:style style:name="P10" style:family="paragraph" style:parent-style-name="Standard">
      <loext:graphic-properties draw:fill="none"/>
      <style:paragraph-properties fo:margin-left="0.25in" fo:margin-right="0in" fo:text-indent="-0.25in" style:auto-text-indent="false" fo:background-color="transparent"/>
      <style:text-properties officeooo:rsid="0009a309" officeooo:paragraph-rsid="0009a309"/>
    </style:style>
    <style:style style:name="P11" style:family="paragraph" style:parent-style-name="Standard">
      <loext:graphic-properties draw:fill="none"/>
      <style:paragraph-properties fo:margin-left="0.25in" fo:margin-right="0in" fo:text-indent="-0.25in" style:auto-text-indent="false" fo:background-color="transparent"/>
      <style:text-properties officeooo:rsid="000a5a3d" officeooo:paragraph-rsid="000a5a3d"/>
    </style:style>
    <style:style style:name="P12" style:family="paragraph" style:parent-style-name="Standard">
      <loext:graphic-properties draw:fill="none"/>
      <style:paragraph-properties fo:margin-left="0.25in" fo:margin-right="0in" fo:text-indent="-0.25in" style:auto-text-indent="false" fo:background-color="transparent"/>
      <style:text-properties officeooo:rsid="000b67bb" officeooo:paragraph-rsid="000b67bb"/>
    </style:style>
    <style:style style:name="P13" style:family="paragraph" style:parent-style-name="Standard">
      <loext:graphic-properties draw:fill="none"/>
      <style:paragraph-properties fo:margin-left="0.25in" fo:margin-right="0in" fo:text-indent="-0.25in" style:auto-text-indent="false" fo:background-color="transparent"/>
      <style:text-properties officeooo:rsid="000d43ba" officeooo:paragraph-rsid="000d43ba"/>
    </style:style>
    <style:style style:name="P14" style:family="paragraph" style:parent-style-name="Standard">
      <loext:graphic-properties draw:fill="none"/>
      <style:paragraph-properties fo:margin-left="0.25in" fo:margin-right="0in" fo:text-indent="-0.25in" style:auto-text-indent="false" fo:background-color="transparent"/>
      <style:text-properties officeooo:rsid="000ef9e5" officeooo:paragraph-rsid="000ef9e5"/>
    </style:style>
    <style:style style:name="P15" style:family="paragraph" style:parent-style-name="Standard">
      <loext:graphic-properties draw:fill="none"/>
      <style:paragraph-properties fo:margin-left="0.25in" fo:margin-right="0in" fo:text-indent="-0.25in" style:auto-text-indent="false" fo:background-color="transparent"/>
      <style:text-properties officeooo:rsid="000f1a47" officeooo:paragraph-rsid="000f1a47"/>
    </style:style>
    <style:style style:name="P16" style:family="paragraph" style:parent-style-name="Standard">
      <loext:graphic-properties draw:fill="none"/>
      <style:paragraph-properties fo:margin-left="0.25in" fo:margin-right="0in" fo:text-indent="-0.25in" style:auto-text-indent="false" fo:background-color="transparent"/>
      <style:text-properties officeooo:rsid="00102fb4" officeooo:paragraph-rsid="00102fb4"/>
    </style:style>
    <style:style style:name="P17" style:family="paragraph" style:parent-style-name="Standard">
      <loext:graphic-properties draw:fill="none"/>
      <style:paragraph-properties fo:margin-left="0.25in" fo:margin-right="0in" fo:text-indent="-0.25in" style:auto-text-indent="false" fo:background-color="transparent"/>
      <style:text-properties officeooo:rsid="0011641c" officeooo:paragraph-rsid="0011641c"/>
    </style:style>
    <style:style style:name="P18" style:family="paragraph" style:parent-style-name="Standard">
      <loext:graphic-properties draw:fill="none"/>
      <style:paragraph-properties fo:margin-left="0.25in" fo:margin-right="0in" fo:text-indent="-0.25in" style:auto-text-indent="false" fo:background-color="transparent"/>
      <style:text-properties officeooo:rsid="00130b57" officeooo:paragraph-rsid="00130b57"/>
    </style:style>
    <style:style style:name="P19" style:family="paragraph" style:parent-style-name="Standard" style:master-page-name="">
      <loext:graphic-properties draw:fill="none"/>
      <style:paragraph-properties fo:margin-left="0in" fo:margin-right="0in" fo:text-indent="0in" style:auto-text-indent="false" style:page-number="auto" fo:background-color="transparent"/>
      <style:text-properties officeooo:rsid="0009a309" officeooo:paragraph-rsid="0009a309"/>
    </style:style>
    <style:style style:name="P20" style:family="paragraph" style:parent-style-name="Standard">
      <loext:graphic-properties draw:fill="none"/>
      <style:paragraph-properties fo:margin-left="0in" fo:margin-right="0in" fo:text-indent="0in" style:auto-text-indent="false" fo:background-color="transparent"/>
      <style:text-properties officeooo:rsid="000a5a3d" officeooo:paragraph-rsid="000a5a3d"/>
    </style:style>
    <style:style style:name="P21" style:family="paragraph" style:parent-style-name="Standard">
      <loext:graphic-properties draw:fill="none"/>
      <style:paragraph-properties fo:margin-left="0.25in" fo:margin-right="0in" fo:text-indent="-0.25in" style:auto-text-indent="false" fo:background-color="transparent"/>
      <style:text-properties style:text-underline-style="none" officeooo:rsid="0014b249" officeooo:paragraph-rsid="00130b57"/>
    </style:style>
    <style:style style:name="P22" style:family="paragraph" style:parent-style-name="Standard">
      <loext:graphic-properties draw:fill="none"/>
      <style:paragraph-properties fo:margin-left="0.25in" fo:margin-right="0in" fo:text-indent="-0.25in" style:auto-text-indent="false" fo:background-color="transparent"/>
      <style:text-properties style:text-underline-style="none" officeooo:rsid="001605cd" officeooo:paragraph-rsid="001605cd"/>
    </style:style>
    <style:style style:name="P23" style:family="paragraph" style:parent-style-name="Standard">
      <loext:graphic-properties draw:fill="none"/>
      <style:paragraph-properties fo:margin-left="0.25in" fo:margin-right="0in" fo:text-indent="-0.25in" style:auto-text-indent="false" fo:background-color="transparent"/>
      <style:text-properties style:text-underline-style="none" officeooo:rsid="0016a1ae" officeooo:paragraph-rsid="0016a1ae"/>
    </style:style>
    <style:style style:name="P24" style:family="paragraph" style:parent-style-name="Standard">
      <loext:graphic-properties draw:fill="none"/>
      <style:paragraph-properties fo:margin-left="0.25in" fo:margin-right="0in" fo:text-indent="-0.25in" style:auto-text-indent="false" fo:background-color="transparent"/>
      <style:text-properties style:text-underline-style="none" officeooo:rsid="00183085" officeooo:paragraph-rsid="00183085"/>
    </style:style>
    <style:style style:name="P25" style:family="paragraph" style:parent-style-name="Standard">
      <loext:graphic-properties draw:fill="none"/>
      <style:paragraph-properties fo:margin-left="0.25in" fo:margin-right="0in" fo:text-indent="-0.25in" style:auto-text-indent="false" fo:background-color="transparent"/>
      <style:text-properties style:text-underline-style="none" officeooo:rsid="0019e14d" officeooo:paragraph-rsid="0019e14d"/>
    </style:style>
    <style:style style:name="P26" style:family="paragraph" style:parent-style-name="Standard">
      <loext:graphic-properties draw:fill="none"/>
      <style:paragraph-properties fo:margin-left="0.25in" fo:margin-right="0in" fo:text-indent="-0.25in" style:auto-text-indent="false" fo:background-color="transparent"/>
      <style:text-properties style:text-underline-style="none" officeooo:rsid="001bac61" officeooo:paragraph-rsid="001bac61"/>
    </style:style>
    <style:style style:name="P27" style:family="paragraph" style:parent-style-name="Standard">
      <loext:graphic-properties draw:fill="none"/>
      <style:paragraph-properties fo:margin-left="0.25in" fo:margin-right="0in" fo:text-indent="-0.25in" style:auto-text-indent="false" fo:background-color="transparent"/>
      <style:text-properties style:text-underline-style="none" officeooo:rsid="001d068c" officeooo:paragraph-rsid="001d068c"/>
    </style:style>
    <style:style style:name="P28" style:family="paragraph" style:parent-style-name="Standard">
      <loext:graphic-properties draw:fill="none"/>
      <style:paragraph-properties fo:margin-left="0.25in" fo:margin-right="0in" fo:text-indent="-0.25in" style:auto-text-indent="false" fo:background-color="transparent"/>
      <style:text-properties style:text-underline-style="none" officeooo:rsid="001e77eb" officeooo:paragraph-rsid="001e77eb"/>
    </style:style>
    <style:style style:name="P29" style:family="paragraph" style:parent-style-name="Standard">
      <loext:graphic-properties draw:fill="none"/>
      <style:paragraph-properties fo:margin-left="0.25in" fo:margin-right="0in" fo:text-indent="-0.25in" style:auto-text-indent="false" fo:background-color="transparent"/>
      <style:text-properties style:text-underline-style="none" officeooo:rsid="001feff6" officeooo:paragraph-rsid="001feff6"/>
    </style:style>
    <style:style style:name="P30" style:family="paragraph" style:parent-style-name="Standard">
      <loext:graphic-properties draw:fill="none"/>
      <style:paragraph-properties fo:margin-left="0.25in" fo:margin-right="0in" fo:text-indent="-0.25in" style:auto-text-indent="false" fo:background-color="transparent"/>
      <style:text-properties style:text-underline-style="none" officeooo:rsid="002317d3" officeooo:paragraph-rsid="002317d3"/>
    </style:style>
    <style:style style:name="P31" style:family="paragraph" style:parent-style-name="Standard">
      <loext:graphic-properties draw:fill="none"/>
      <style:paragraph-properties fo:margin-left="0.25in" fo:margin-right="0in" fo:text-indent="-0.25in" style:auto-text-indent="false" fo:background-color="transparent"/>
      <style:text-properties style:text-underline-style="none" officeooo:rsid="002404e2" officeooo:paragraph-rsid="002404e2"/>
    </style:style>
    <style:style style:name="P32" style:family="paragraph" style:parent-style-name="Standard">
      <loext:graphic-properties draw:fill="none"/>
      <style:paragraph-properties fo:margin-left="0.25in" fo:margin-right="0in" fo:text-indent="-0.25in" style:auto-text-indent="false" fo:background-color="transparent"/>
      <style:text-properties style:text-underline-style="none" officeooo:rsid="0026005e" officeooo:paragraph-rsid="0026005e"/>
    </style:style>
    <style:style style:name="P33" style:family="paragraph" style:parent-style-name="Standard">
      <loext:graphic-properties draw:fill="none"/>
      <style:paragraph-properties fo:margin-left="0.25in" fo:margin-right="0in" fo:text-indent="-0.25in" style:auto-text-indent="false" fo:background-color="transparent"/>
      <style:text-properties style:text-underline-style="none" officeooo:rsid="00280e84" officeooo:paragraph-rsid="00280e84"/>
    </style:style>
    <style:style style:name="P34" style:family="paragraph" style:parent-style-name="Standard">
      <loext:graphic-properties draw:fill="none"/>
      <style:paragraph-properties fo:margin-left="0.25in" fo:margin-right="0in" fo:text-indent="-0.25in" style:auto-text-indent="false" fo:background-color="transparent"/>
      <style:text-properties style:text-underline-style="none" officeooo:rsid="0029413a" officeooo:paragraph-rsid="0029413a"/>
    </style:style>
    <style:style style:name="T1" style:family="text">
      <style:text-properties officeooo:rsid="0004a299"/>
    </style:style>
    <style:style style:name="T2" style:family="text">
      <style:text-properties officeooo:rsid="0006090b"/>
    </style:style>
    <style:style style:name="T3" style:family="text">
      <style:text-properties officeooo:rsid="000834ee"/>
    </style:style>
    <style:style style:name="T4" style:family="text">
      <style:text-properties officeooo:rsid="00089730"/>
    </style:style>
    <style:style style:name="T5" style:family="text">
      <style:text-properties officeooo:rsid="000a5a3d"/>
    </style:style>
    <style:style style:name="T6" style:family="text">
      <style:text-properties officeooo:rsid="000d43ba"/>
    </style:style>
    <style:style style:name="T7" style:family="text">
      <style:text-properties officeooo:rsid="000f1a47"/>
    </style:style>
    <style:style style:name="T8" style:family="text">
      <style:text-properties officeooo:rsid="00102fb4"/>
    </style:style>
    <style:style style:name="T9" style:family="text">
      <style:text-properties officeooo:rsid="0011641c"/>
    </style:style>
    <style:style style:name="T10" style:family="text">
      <style:text-properties officeooo:rsid="00130b57"/>
    </style:style>
    <style:style style:name="T11" style:family="text">
      <style:text-properties style:text-underline-style="solid" style:text-underline-width="auto" style:text-underline-color="font-color"/>
    </style:style>
    <style:style style:name="T12" style:family="text">
      <style:text-properties style:text-underline-style="none"/>
    </style:style>
    <style:style style:name="T13" style:family="text">
      <style:text-properties style:text-underline-style="none" officeooo:rsid="0014b249"/>
    </style:style>
    <style:style style:name="T14" style:family="text">
      <style:text-properties style:text-underline-style="none" officeooo:rsid="001605cd"/>
    </style:style>
    <style:style style:name="T15" style:family="text">
      <style:text-properties officeooo:rsid="00183085"/>
    </style:style>
    <style:style style:name="T16" style:family="text">
      <style:text-properties officeooo:rsid="0019e14d"/>
    </style:style>
    <style:style style:name="T17" style:family="text">
      <style:text-properties officeooo:rsid="001bac61"/>
    </style:style>
    <style:style style:name="T18" style:family="text">
      <style:text-properties officeooo:rsid="001d068c"/>
    </style:style>
    <style:style style:name="T19" style:family="text">
      <style:text-properties officeooo:rsid="001e77eb"/>
    </style:style>
    <style:style style:name="T20" style:family="text">
      <style:text-properties officeooo:rsid="001feff6"/>
    </style:style>
    <style:style style:name="T21" style:family="text">
      <style:text-properties fo:font-style="italic" style:font-style-asian="italic" style:font-style-complex="italic"/>
    </style:style>
    <style:style style:name="T22" style:family="text">
      <style:text-properties fo:font-style="normal" style:font-style-asian="normal" style:font-style-complex="normal"/>
    </style:style>
    <style:style style:name="T23" style:family="text">
      <style:text-properties fo:font-style="normal" officeooo:rsid="00218be9" style:font-style-asian="normal" style:font-style-complex="normal"/>
    </style:style>
    <style:style style:name="T24" style:family="text">
      <style:text-properties fo:font-style="normal" officeooo:rsid="002317d3" style:font-style-asian="normal" style:font-style-complex="normal"/>
    </style:style>
    <style:style style:name="T25" style:family="text">
      <style:text-properties fo:font-style="normal" officeooo:rsid="002404e2" style:font-style-asian="normal" style:font-style-complex="normal"/>
    </style:style>
    <style:style style:name="T26" style:family="text">
      <style:text-properties fo:font-style="normal" officeooo:rsid="0026005e" style:font-style-asian="normal" style:font-style-complex="normal"/>
    </style:style>
    <style:style style:name="T27" style:family="text">
      <style:text-properties fo:font-style="normal" officeooo:rsid="00280e84" style:font-style-asian="normal" style:font-style-complex="normal"/>
    </style:style>
    <style:style style:name="T28" style:family="text">
      <style:text-properties fo:font-style="normal" officeooo:rsid="0029413a"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oose #1</text:p>
      <text:p text:style-name="P1"/>
      <text:p text:style-name="P2">You are who you hate. Maybe not today, but you will be. People often say "there's a fine line between love and hate" but the opposite is also true. In the best instances, the hate in you slowly turns you into the object of your hatred. In the worst, you've been that who you hate for a long time already. Sometimes you already know, consciously. Sometimes that is why you hate. But sometimes you don't know consciously. Or don't know yet. Beware hate because it will change you in the ways you want the least, whoever you are and whatever it is you truly value in the most core part of your being.</text:p>
      <text:p text:style-name="P4"/>
      <text:p text:style-name="P4">Perhaps America must die in order that america be set free. Perhaps I must die so that i can fully live. Not sure. And I hope not, but I hope I can accept it if it's true.</text:p>
      <text:p text:style-name="P4"/>
      <text:p text:style-name="P4">"Revolution" is a strongly bittersweet word. Never forget that.</text:p>
      <text:p text:style-name="P4"/>
      <text:p text:style-name="P4">Listen to those holy words and let them ring in your ears: "it's not about you."</text:p>
      <text:p text:style-name="P4"/>
      <text:p text:style-name="P4">No profession is as underappreciated and sorely needed in our world as that of the perfectionistic, doubting, non-charlatan translator. She works so hard on the great unquantifiable and does more good in this world than you may ever do. She works a selfless and unthanked and holy profession. You make no mistake by first feeling grateful to her.</text:p>
      <text:p text:style-name="P4"/>
      <text:p text:style-name="P4">The Thais treat books with respect and reverence. All books. You would do well to do the same.</text:p>
      <text:p text:style-name="P4"/>
      <text:p text:style-name="P4">Fear all who harmonize with "Us-them."</text:p>
      <text:p text:style-name="P4"/>
      <text:p text:style-name="P4">Seek to show the best version of ourselves so that we might better to more fully become that.</text:p>
      <text:p text:style-name="P4"/>
      <text:p text:style-name="P4">Spend one day of your life begging on the street with the Last. Just one day. For they are also us, not just because they shall one day be First. Why don't more of us do that already? Have they already so thoroughly become Them?</text:p>
      <text:p text:style-name="P4"/>
      <text:p text:style-name="P4">Please do not put your blind faith in Rule by System or Rule by Man. Our historical ideals are gift we should be tremendously grateful for, but we also always live in the eternal now and must reach for our own distinctive better future.</text:p>
      <text:p text:style-name="P4"/>
      <text:p text:style-name="P4">Have you heard yet of the Chinese Dream and the New and Great Thousand-Year Tang? Well you will. And it's Our fault anyway.</text:p>
      <text:p text:style-name="P4"/>
      <text:p text:style-name="P4">Someday you make come to believe that the difference between the Real and the Fake is the difference between the Us and the Them. Hopefully you will also, later come to learn to see with greater clarity, humility, and awe at the world as it is.</text:p>
      <text:p text:style-name="P4"/>
      <text:p text:style-name="P4">Fear the Cult of the Busy. It's like we've forgotten that "busibody" was something bad and that "pulling yourself up by your bootstraps" is literally impossible--and that was always the point.</text:p>
      <text:p text:style-name="P4"/>
      <text:p text:style-name="P4">Even our Religion has lost religion.</text:p>
      <text:p text:style-name="P4"/>
      <text:p text:style-name="P4"><text:soft-page-break/>Miss Jerome; Saint Jerome. We were not worthy, and perhaps we never will be. Yours is the holy work. The most selfless, born of trauma, perfectionism, and soul-crushing guilt. At least I won't forget you.</text:p>
      <text:p text:style-name="P4"/>
      <text:p text:style-name="P4">If you do truly want to be republican, democratic, christian.....</text:p>
      <text:p text:style-name="P4"/>
      <text:p text:style-name="P4">Red, holy words: The last shall be first and the first shall be last.</text:p>
      <text:p text:style-name="P4"/>
      <text:p text:style-name="P4">It is said, "God Loves you Unconditionally, but under certain conditions." God created us all Equal, but some more equal than others. If your God resembles this, perhaps He is not god.</text:p>
      <text:p text:style-name="P4"/>
      <text:p text:style-name="P4">There are already enough monarchist Republicans, already enough oligarchist Democrats in the world. I'm not going to say to change your name, but do you have to already lie when you say what you are?</text:p>
      <text:p text:style-name="P4"/>
      <text:p text:style-name="P4">All thoughtcrimes should die in a fire.</text:p>
      <text:p text:style-name="P4"/>
      <text:p text:style-name="P4">He is white; she is white. Say it instead defaulting on some Default.</text:p>
      <text:p text:style-name="P4"/>
      <text:p text:style-name="P4">Section title: Holy Roman Empire</text:p>
      <text:p text:style-name="P4"/>
      <text:p text:style-name="P4">You may ask: Can america without America survive? Turly I tell you: as long as america is tied to America, their fates, their longevities are absolutely intertwined. No matter if the Last President ends it or if it survives to see the day of The Great State of Alpha Centuri, america is vulnerable as some mere Part of America.</text:p>
      <text:p text:style-name="P4"/>
      <text:p text:style-name="P4">Magic trick-toting hairywhinesteins may indeed have taken the Red Pill, but theirs is not, was never america.</text:p>
      <text:p text:style-name="P4"/>
      <text:p text:style-name="P4">&lt;<text:span text:style-name="T1">!-- how to add security/insecurity dynamic? --&gt;</text:span></text:p>
      <text:p text:style-name="P4"/>
      <text:p text:style-name="P5">&lt;!-- America First means soon America Last --&gt;</text:p>
      <text:p text:style-name="P5"/>
      <text:p text:style-name="P5">&lt;!-- Feelings of Chinese cultural forboding sneaking up on the book --&gt;</text:p>
      <text:p text:style-name="P5"/>
      <text:p text:style-name="P5">You want america to survive. Or at least I hope you do. And in order to see the bright days ahead, we must see some dark days. Thus it has alwasy been, thus it should be. There is a famous line in Chinese culture, the opening line of The Romance of the Three Kingdoms. It says "The country, long divided, shall unite, and the country, long united, must divide. Thus it is; thus it should be." The same is true for america.</text:p>
      <text:p text:style-name="P5"/>
      <text:p text:style-name="P5">Always walk toward the cacophany and away from the monotone-in-unison. The monotone-in-unison is and will always be the solid, the pure, the homogenous. But truth is and will always be found in the confusing-at-first-glance cacophany. And if you concen<text:span text:style-name="T2">trate and tolerate, you will see that the cacophany is indeed an evolving harmony.</text:span></text:p>
      <text:p text:style-name="P5"/>
      <text:p text:style-name="P6">&lt;!-- What is the american response to 9/11? Certainly not jingoism. Infinite game answer? What about other similar past tragedies? Titanic, etc.? --&gt;</text:p>
      <text:p text:style-name="P6"/>
      <text:p text:style-name="P7"><text:soft-page-break/>"We are just the sum total of our memories." A reasonably common belief. And yet few value the full 8 hours that will let them keep the memories they owe themselves, and fewer still notice when those around--those with power over them--have suspiciously short memories.</text:p>
      <text:p text:style-name="P7"/>
      <text:p text:style-name="P7">Time may make us all hypocrites, but it doesn't have to make us all fools, and yet it so often does.</text:p>
      <text:p text:style-name="P7"/>
      <text:p text:style-name="P7">The busybody is the poison pill of America's america. Our only possible Salvation comes in reflection. Both personal and public; both retributive and redemptive.</text:p>
      <text:p text:style-name="P7"/>
      <text:p text:style-name="P7">The difference between the Proper and common is that the Proper comes from a mere time and place. The words of some man. The common, however, is the truth that rings in the ears of The Common Man. It is that which moves us out of bed and into Life.</text:p>
      <text:p text:style-name="P7"/>
      <text:p text:style-name="P7">&lt;!-- The capitalized represent individualistic, atomisticly conceived concepts while loewr case concepts are shared ideas that people can squabble over. These are the kind of concepts the cacophany can grow around, that Socrates was seeking to ask about. --&gt;</text:p>
      <text:p text:style-name="P7"/>
      <text:p text:style-name="P7">For some the Good is "the most good for the most people" or "following universalizable rules." These ideas are valuable, but they illuminated different parts of the elephant that is good.</text:p>
      <text:p text:style-name="P7"/>
      <text:p text:style-name="P7">&lt;!-- Insert the story of the elephant --&gt;</text:p>
      <text:p text:style-name="P7"/>
      <text:p text:style-name="P7">It is the Cult of the Busy as Good that tells us that "finished" is always the goal instead of "more perfect." The Busy tells us that it is deliverables that give effort its value. The Busy insists that thought exists soley in the service of deliverables instead of thought being a great end in itself. It is the Busy who insist we "are thinking too much" and not to waste time in "idle thought." The Busy tell us that we are Lazy as a slur to urge Us back into their Cult. Lazy, Lazy, Lazy. But maybe they call Us Lazy so that They look Busy, to show they are honoring Their God; to show we are descecrating the Sacred Free Will that the Busy God endowed on Us, gave us with his Bountiful and Everlasting Generousity. And of course They say this so that They feel better for being Them, feel superior that They are Them and that We are Us. And also, of course, so that more of Us become Part of Them once again. They use the eternal tool of shame to bring Us back into the Cult.</text:p>
      <text:p text:style-name="P7"/>
      <text:p text:style-name="P7">&lt;!-- Need to incorporate environmentalist ideas in view of the future --&gt;</text:p>
      <text:p text:style-name="P7"/>
      <text:p text:style-name="P7">&lt;!-- More elaboration on the holiness of tools and Daoist + Buddhist stories, with tie-ins to a more humble, original Christianity --&gt;</text:p>
      <text:p text:style-name="P7"/>
      <text:p text:style-name="P7">&lt;!-- The realm of religion is the all; the realm of Religion is merely the All --&gt;</text:p>
      <text:p text:style-name="P7"/>
      <text:p text:style-name="P7">The need of the Axial Age was to give the common man fillfulment of his Dignity in a rapidly unequal world. For the illerate to have Dignity, the Weak to have Dignity. And that was Good, a part of good. Needed, important, required for Progress. But for the Age of Reading, the Age of Literacy, the old Axioms in their purset form are suddenly, deeply unsatisfying. Suddenly, Truth becomes so important to everyone when for so long mere truth was good enough. And thus rose Fundamentalism, the belief that holding fast to the Original is Superior to the New. And thus rose Progressivism, the belief that holding fast to the New is Superior to the Old. And the Progressive lost his love of Plato, and the Fundamendalist lost his love of Astronomy. And no one is happy anymore.</text:p>
      <text:p text:style-name="P7"><text:soft-page-break/></text:p>
      <text:p text:style-name="P7">&lt;!-- I need to resolve my conflicting love for unity and order with my love of Justice and Liberation --&gt;</text:p>
      <text:p text:style-name="P7"/>
      <text:p text:style-name="P7">The Leftists don't hate Order; the Alt-Rightists don't hate Justice. ...</text:p>
      <text:p text:style-name="P7"/>
      <text:p text:style-name="P7">Smugness is not worse than Wrath, but we do need to learn from the Evangelists. None of us is innocent of perpetuating acts of oppression. At worst we are all at least collaborators. That is the very core of the True Christian ideology. We are all Sinners. The disagreement does not lie in the core but rather on the periphery: what consitutes a sin? Is it sleeping with someone you just met? If so, why? (And is this answer satisfying to the listener? If not, doesn't that mean you're just speaking past?)</text:p>
      <text:p text:style-name="P7">&lt;!-- Need to incorporating "speaking past" b/c it'ssuch a malignant problem. Tied to thought. Arendt --&gt;</text:p>
      <text:p text:style-name="P7"><text:tab/>Is it [man, I can't pick a Leftist sin]</text:p>
      <text:p text:style-name="P7"/>
      <text:p text:style-name="P7">&lt;!-- *environmentalism</text:p>
      <text:p text:style-name="P7"><text:tab/>*Old Left</text:p>
      <text:p text:style-name="P7"><text:tab/>*Old Right</text:p>
      <text:p text:style-name="P7"><text:tab/>*evangelicals</text:p>
      <text:p text:style-name="P7"><text:tab/>*New Radicals</text:p>
      <text:p text:style-name="P7"><text:tab/>*Alt-Right --&gt;</text:p>
      <text:p text:style-name="P7"/>
      <text:p text:style-name="P7">&lt;!-- I think there is truth in "the smugness of the left" argument. I'm just not happy about it. The "both sides" criticism is certainly apt, but there are major problems of Justice to address here.</text:p>
      <text:p text:style-name="P7"/>
      <text:p text:style-name="P7"><text:tab/>Maybe emphasize how Socrates is a leftist and Lincoln is a both-ist?</text:p>
      <text:p text:style-name="P7"><text:tab/>Emphasize how our roots are shared</text:p>
      <text:p text:style-name="P7"/>
      <text:p text:style-name="P7"><text:tab/>Maybe a metaphor of how firefighters in the west preemptively burn brush to prevent larger fires, and how we don't have to burn everything as long as we are deliberate + deliberative about what we need to burn? This is a holy pursuit. --&gt;</text:p>
      <text:p text:style-name="P7"/>
      <text:p text:style-name="P7">&lt;!-- I, alone, cannot provide a "the answer," it's a far greater <text:span text:style-name="T3">prosuit to build a "the framework" that has the potential to solve a lot of the unique "the problems" of today. --&gt;</text:span></text:p>
      <text:p text:style-name="P7"/>
      <text:p text:style-name="P8">This is the give of the common. The more humble you are, the more of it you can speak of, the more of it you can feel. The Proper, however, is bread on smugness, on the formation of truth once again.</text:p>
      <text:p text:style-name="P8"/>
      <text:p text:style-name="P8">Saying "Both sides" is, indeed, a problem, but in these ways "Both sides" are actually problems. *Smugness. Ironically this is less a problem among leftist intellectuals and more a problem among leftwing laymen. But, again oddly, more of a problem among rightwing intellectuals and less of a problem among rightwing laymen. Always look and see who is saying "We/I told you so," and that is where smugness lies. This is the greatest expression of the I, and the beginning of so many of our corest problems.</text:p>
      <text:p text:style-name="P8"/>
      <text:p text:style-name="P8">The opposite and the echo.</text:p>
      <text:p text:style-name="P8"/>
      <text:p text:style-name="P8"><text:soft-page-break/>In every success of your life, you will be the creator of your own opposite and your own echo. You are only an island as long as you fail; when and only whne you succeed, you gain responsibility you'll never want and never ask for. But responsibility nonetheless.</text:p>
      <text:p text:style-name="P8"/>
      <text:p text:style-name="P8">There are leaders and there are echoes. If people agree with you quickly, you are most certainly an echo. No doubt about it. As well arrogance is always an echo as is Humility, but only as one of the humble who seeks after the humble giants, can you too have shoulders that allow others to become humble themselves.</text:p>
      <text:p text:style-name="P8"/>
      <text:p text:style-name="P8">Everything written by Man is tainted with Sin.</text:p>
      <text:p text:style-name="P8"/>
      <text:p text:style-name="P8">&lt;!-- I like this oppression = sin idea --&gt;</text:p>
      <text:p text:style-name="P8"/>
      <text:p text:style-name="P8">Anything that gets someone out of bed is holy in its own way. There is no wrong in giving at least some respect to that which is holy.</text:p>
      <text:p text:style-name="P8"/>
      <text:p text:style-name="P8">All things seek to be simultaineously unique and useful. Usefulness tends to eat uniqueness, and uniqueness tends to eat usefulness. But satisfaction for all things is found in having both at the same time. And unique and useful absolutely is not a necesarry contradiction.</text:p>
      <text:p text:style-name="P8"/>
      <text:p text:style-name="P8">&lt;!-- I think enough has been said and internalized about the power of yes-and. I think giving more support to the yes-but may be where I can do some good --&gt;</text:p>
      <text:p text:style-name="P8"/>
      <text:p text:style-name="P8">The Cult of the Busy is a new empire. It seeks to conquer all our time, even our Laziness--to make even the Lazy a part of its own domain, if only a Lesser but no less polished part. The Busy does this with the stated goal of eliminating boredom, with few asking if boredom is actually a good, even honorable thing. Our of boredom came the greatest things Man can make.</text:p>
      <text:p text:style-name="P8"/>
      <text:p text:style-name="P8">&lt;!-- Need to elevate Gettysburg Address more. It is, in many ways, the pinnacle of america --&gt;</text:p>
      <text:p text:style-name="P8"/>
      <text:p text:style-name="P8">The Cult of the Busy especially likes to eat creativity. Whether it be to shun our Idle Thoughts, conquer our Leisure Time and make it a Colony of the Busy, whether it be to Cure boredom, whether it be to boil our Thinkers down into the bland Gist, Brief and Clear, thought and craft made mere Colonies of the thoughtless Business. True Creativity in the Land of the Busy are always just really good echoes. Leaders are the best followers; Lions are the best sheep; Freedom the domain of the most underpaid. It is often said we show what we value by how much we pay, but it is more often said that those who work for our freedom do it out of Passion, with the implication that that Passion is its own compensation--that they are not underpaid because their objectively meager pay is subsidized by their own Passion. And yet few argue that we need fewer good teachers, fewer good public servants, fewer good artists, fewer good translators. But in the Cult of the Busy, we do have a way to show what and who we value, and it is clear we don't value these people today.</text:p>
      <text:p text:style-name="P8"/>
      <text:p text:style-name="P8">Anselm created atheism.</text:p>
      <text:p text:style-name="P8"/>
      <text:p text:style-name="P8">This why being against violence is no vice. Its opposite is reasonably inert while is echo is difficult to pervert. It is one of the few Perfect Ideals.</text:p>
      <text:p text:style-name="P8"/>
      <text:p text:style-name="P8">One of the chief tools of the Cult of the Busy is the Tyranny of the Deliverable.</text:p>
      <text:p text:style-name="P8"/>
      <text:p text:style-name="P8"><text:soft-page-break/>&lt;!-- Why does philosophy make The Cult of the Busy so angry? --&gt;</text:p>
      <text:p text:style-name="P8"/>
      <text:p text:style-name="P8">Arguing past another is a chief tactic of every cult. It is not solely the domain of the Cult of the Busy. In Arguing Past, the Cultish Arguer turns his opponent into an It, forging an I-It relationship with that opponent. In its formal manifestation, this is called Debate, and of course in less formal manifestations, this is called An Argument or even manipulation or abuse. Some have come to believe this is The Only Way to Get Your Point Across or to Win The Argument. I don't quibble with that perspective as long as your goal is To Win. But for those who seek truth, there is another way rooted firmly in The History of the West. Some call that Other Way Dialouge, and I don't argue with this term. But I do feel that Dialouge often takes the form of yet more Arguing Past, which I would hope most arguing In Good Faith would agree on balance makes things worse. That is why I prefer the word dialectic. Dialectic is the act by which two humans struggle together with their different--and hopefully opposite--points of view. These two humans do not strive To Win because that would absolutely defeat the purpose of their goal. They struggle to agree. To see the other side, and more clearly present their own, to more thoroughly think through their own perspectives while giving as much respect as is warrented to the other. And struggle for agreement. This is not to say that they Find The Middle Ground or Compromise but rather seek to earnestly and repeatedly say, "Yes, but" as opposed to the "Yes, and" that the Cult of the Busy loves so much. After all, maybe one is right, maybe the other, maybe both, maybe neither. But as long as the struggle is earnest, the good is already done. This is dialectic. It is never Arguing Past, always charitable, always empathetic, always without Winners. Always good.</text:p>
      <text:p text:style-name="P8"/>
      <text:p text:style-name="P8">The most quintessential tool of the Cult of the Busy is Dismissal. It's the most natural tool because it can be sued with the perfect, undepletable justification for its use: "I don't have time for this." From serious civic or existential problem to even subjects as horrifyingly commonplace as Alleged Sexual Assault, "I don't have time for this" is the perfect, Beautiful catchall. Blacks experience institutional oppression? I Don't Have Time For This. Disabled people can't live autonomous lives like abled people can? I Don't Have Time For This. Millenials experiencing a crippling economic situation not seen since the Great Depression with unprecedented levels of debt that don't even follow normal bankruptcy rules, which were pushed on us by our Boomer parents? Well Millenials are entitled, narcissistic, and lazy anyway. --That's it though. I Don't Have Time For This may be the most basic form of dismissal, but it rarely stops there. After all, We are the Successful who Found Our Own Path. Things Were Hard For Us Too. The Irish Were Also Slaves. Hold on there!</text:p>
      <text:p text:style-name="P8"><text:tab/><text:tab/>This is the Nature of the Cult of the Busy. I am struggling; I have many commitments; Many people depend on Me. Therefore, I Don't Have Time For This, but while I'm here, I have some knee-jerk judgement that's been hanging out in my head for just such an occasion. Oh? Does my Telling It Like It Is bother you? Well maybe you shouldn't be so sensitive. I didn't Mean to hurt you, and it's not like I'm saying something New. And I'm not a Bad Person. Thus, you must be the problem. I mean, you're just so sensitive to react so badly to The Truth. Thus, you must be Weak. And many of your kind also think the same as you, and thus Your Kind Must Be Weak. You'll have to just learn to Work Harder like I did--no wait. Like We Did. You need to shed your Weakness by being like Us. Look at the ways you are different from Us. These must be The Reasons Why You Are Weak. These must be The Things That Are Wrong With You. Oh? You want to keep those things that make you Different From Me? Well then, clearly you will Always be Weak and Deserve It, no less. QED.</text:p>
      <text:p text:style-name="P8"/>
      <text:p text:style-name="P8">&lt;!-- On keeping your head about water --&gt;</text:p>
      <text:p text:style-name="P8"/>
      <text:p text:style-name="P8">&lt;!-- On knee-jerk morality --&gt;</text:p>
      <text:p text:style-name="P8"><text:soft-page-break/></text:p>
      <text:p text:style-name="P8">What if we lived in a world where instead of having countless meetings about deliverables and about Very Important Persons, we could have meetings about making something elegant, beautiful, and new? And not becaue they are good-in-themselves or because We Enjoy doing this or have a Passion for elegance or even because it would help the bottom line, but rather because the world is better off <text:span text:style-name="T4">with</text:span> more elegant things in it. Why is such a common want thought of as such a luxury? We all live in this world don't we?</text:p>
      <text:p text:style-name="P8"/>
      <text:p text:style-name="P9">What if we lived in a world where we had meetings about how we can build a more equitable and just present and future instead of assuming that Someone Else Is Handling It. You don't want to have a hand in building that better Us? Yes, I know I Don't Have Time For This. But that's just the Cult of the Busy talking. We can build a better world. That's what democracy is. That is what democracy mean. Hell, fuck democracy. That's what america is, or at least what america was.</text:p>
      <text:p text:style-name="P9"/>
      <text:p text:style-name="P9">&lt;!-- Remember: the persuasive flourish is to state how things are, how they could be, and make sure, rhetorically at least, that they are as far apart as possible --&gt;</text:p>
      <text:p text:style-name="P9"/>
      <text:p text:style-name="P9">&lt;!-- I don't think this seciton is yet ambitious enough --&gt;</text:p>
      <text:p text:style-name="P9"/>
      <text:p text:style-name="P9">&lt;!-- I want my vision to live up to Alain de Botton's vision of a better future. Atheism 2.0 as he calls it. It's too good a concept, and he really hasn't done enough with it. --&gt;</text:p>
      <text:p text:style-name="P9">&lt;!-- The Cult of the Busy + solitude --&gt;</text:p>
      <text:p text:style-name="P9"/>
      <text:p text:style-name="P9">&lt;!-- I always don't like books that point out the problems of today so aptly but either don't actually point the way forward or, instead, give only very practical next steps on the path to a Solution. Why can't we paint Star Trek for the audience? Something so wild but yet grounded enough in reality to make some sense.</text:p>
      <text:p text:style-name="P9"><text:tab/><text:tab/>What if I went through the sort of "end dystopias" of each worldview in mainstream + fringe America politics like I did w/ Dad and then round it out with my own vision for the future? Not Utopian. Practical. Real. So real, you feel like you can reach out and touch it, but just enough of a stretch that we would need major structural changes to build that world. Maybe model after Jesus' descriptions of New Jerusalem + MLK's visions. Does Lincoln have some? Maybe put some Elon Musk in there? --&gt;</text:p>
      <text:p text:style-name="P9"/>
      <text:p text:style-name="P9">&lt;!-- The way many of us act, it's like either we believe we have no future or we believe that this as-yet-nonexistent Other has "got it" whether it be God, Scientists, Technocrats, or future "more advanced" generations. But Radical Freedom doesn't just apply to us as individuals but also to us as a Public. Could I extend the Satre waiter metaphor to include how a nation like ours act in Bad Faith and then pair with how we did and/or could act in good faith. --&gt;</text:p>
      <text:p text:style-name="P9"/>
      <text:p text:style-name="P9">&lt;!-- Also need to fit in a Cult of the Busy As Eichmann section --&gt;</text:p>
      <text:p text:style-name="P9"/>
      <text:p text:style-name="P10">You know why you're supposed to "love your enemy?" It's so that you can learn from them. Use their tacticcs against them. The tactics of the historical alt-right were to create a story about the past and pass it on to their children. It's because they want their children to have a Better life. So what about you? Do you not want later Americans to carry the banner of america? What is our story of america, and if you can't boil it down so a child can understand, why not? Why do you get out of bed in the morning if not for america?</text:p>
      <text:p text:style-name="P10">&lt;!-- too vague --&gt;</text:p>
      <text:p text:style-name="P10"><text:soft-page-break/></text:p>
      <text:p text:style-name="P10">Hairy. Long beard. Short. Top bunk in a 8-bed hostel room in Guangzhou China, overlooking the river. He smiles unassumingly, but is not a little intimidating when he speaks. He is a know-it-all but also a mystic. A deeply skeptical--but kind in his skepticism--loves facts and concrete, but also champions being grounded in one's own humanity. A hippy without the airheadedness. Married to his Kindle and always open to accompanying a strange other. Hoping to touch and be touched. And hoping to have a reason to get out of bed.</text:p>
      <text:p text:style-name="P10"/>
      <text:p text:style-name="P10">Belief alone, affirmation alone is empty. Just like ritual, alone, is empty. Even the bible says that. It's just like how love, the Feeling and Emotion is empty alone.</text:p>
      <text:p text:style-name="P10"/>
      <text:p text:style-name="P10">What can be said about selfish love so that it can be made real, concrete, recognizable, differentiable? Selfish love is, for example, when you see Your Object go and have experiences without you and you you act like you can't handle it. You miss them, and you don't let them forget it. Another example is when you love------</text:p>
      <text:p text:style-name="P10"/>
      <text:p text:style-name="P10">We rightly talk so much about the experience fo the abused and oppressed, and we talk more about the rationalizations of abuse and oppression, but we don't talk about what it feels like to abuse and oppress in a way that we can recognize and discriminate that feeling within ourselves. What if we could do that? Identify internal patterns of abuse of power in a way that facilitates reform and discovery?</text:p>
      <text:p text:style-name="P10"/>
      <text:p text:style-name="P10">What are the evil rationalizations? What do they look like and how can we see them? How can we see them even when we didn't have true knowledge of their existence?</text:p>
      <text:p text:style-name="P10"/>
      <text:p text:style-name="P19"><text:tab/>Entering the room, I see one bunkmate, looking down at me and away from his Kindle as I come in. </text:p>
      <text:p text:style-name="P19"><text:tab/>"Greetings." He reaches out a hairy arm. His smile is half hippy and half businessman. There is a kind<text:span text:style-name="T5"> of detached insincerity about him. "What brings you to Guangzhou?"</text:span></text:p>
      <text:p text:style-name="P20"><text:tab/>"Just travel."</text:p>
      <text:p text:style-name="P20"><text:tab/>"What have you been reading coming out here?"</text:p>
      <text:p text:style-name="P20"><text:tab/>"What? What have I been reading?"</text:p>
      <text:p text:style-name="P20"><text:tab/>"Oh, ok, nevermind." His eyes are kind, but it is a forced kindness. Like he's going through the motions of being friendly, but there seems like such a removal between how he acts and what he is feeling. "Anyway, have you heard of Camus?"</text:p>
      <text:p text:style-name="P20"><text:tab/>"Wow, you are something else here." I suppose normally I wouldn't try to touch a guy like this with a 3-meter-long pole, but there was a certain earnestness about him I found attractive. His overtures seemed less out of loneliness and insecurity and more out of a need to spread that which he is passionate about. "I think I read something by him in high school. What about him?"</text:p>
      <text:p text:style-name="P20"><text:tab/>"Well, he once compared like to the fate of Sisyphus. You know Sisyphus?"</text:p>
      <text:p text:style-name="P20"><text:tab/>"I don't, but I suppose you're going to tell me."</text:p>
      <text:p text:style-name="P20"><text:tab/>"Sisyphus was a soul punished by the gods for cheating death. He was doomed to roll a boulder up a mountain for all eternity."</text:p>
      <text:p text:style-name="P20"><text:tab/>"Oh, so was the mountain infinitely high or..."</text:p>
      <text:p text:style-name="P20"><text:tab/>"No, everytime he would get almost to the top, the boulder would roll right back down the mountain again."</text:p>
      <text:p text:style-name="P20"><text:tab/>"Ah, I see. So it was pointless."</text:p>
      <text:p text:style-name="P20"><text:tab/>"Meaningless!" He smiled, wild eyed. With a focus and awe in his own words.</text:p>
      <text:p text:style-name="P20"><text:tab/>"Ok, so, what about Camus?"</text:p>
      <text:p text:style-name="P20"><text:soft-page-break/><text:tab/>"Ah yes. Well Camus said that that infinite and meaningless existence of the doomed fate of Sisyphus was actually a description of the fate of all people. Everyone is doomed to live meaningless lives where nothing is really accomplished and no one is really satisfied. You just try and try and try to do, to accomplish thing after thing. But it ne</text:p>
      <text:p text:style-name="P20"/>
      <text:p text:style-name="P3">Dogma and Rationality are perhaps the greatest tools of our time. The day we abandon both is the day we abandon our history and thus ourselves, but most of us has forgotten that each is just a Raft, and for so long each was seen as the way to cross the cold Other. But each is just a Raft. One is the Camel; one is the Lion. Find the child's path, as always. The Child does not forbid himself any tool.</text:p>
      <text:p text:style-name="P11"/>
      <text:p text:style-name="P11">The monotone-in-unison stands on the Rock of Repetition. Unwavering and self-assured. Its Humility rooted in the submission to its Object of Devotion. The Long Known, the Gift of the Past.</text:p>
      <text:p text:style-name="P11"/>
      <text:p text:style-name="P11">The cacophany-and-harmony respects the monotone-in-unison for its consistency and steadfastness, but for the cacophany, the monotone becomes boring before long. The cacophany seeks dialouge, and the monotone just plays the same note again and again. This Dialouge understandably gets boring for the cacophany, and the cacophany breaks off if the monotone is the cacophany's only possible partner, eventually the cacophany chooses to speak alone. At least alone you can have a mystical experience.</text:p>
      <text:p text:style-name="P11"/>
      <text:p text:style-name="P11">The cacophany-and-harmony strives for some ineffable, not-fully-knowable goal, or even sometimes No Goal. But the monotone-in-unison never forgets its goal. It's just that its goal is so Difficult and Worthy. The goal is so Clear, the monotone insists. But from the cacophany, the inclarity is part of the Beauty of the goal. The Striving of the cacophany comes from neverending Creation, often boring ever more monotone in its echo. But you know the cacophany by its markers of awe of the new and different; you know the monotone by its dismissal or even hatred of the new and different.</text:p>
      <text:p text:style-name="P11"/>
      <text:p text:style-name="P11">Remember, and in that memory build a totally new future. For the past and future will ever be both two and one. The future is--or rather will be--someone's past. For them, your past and your future will run together seemlessly in a continuous and Logical story. With this in mind, don't try to photocopy history, but do mine it; don't try to create a future of total revolution, but do create something revolutionary and worthy of remembering. The most humble way to say it is this: build something new-in-context. Don't pretend you are Objective and Free of Context, but also don't pretend you have no duty to create the new. Happiness is just a phase. The present is just a phase.</text:p>
      <text:p text:style-name="P11"/>
      <text:p text:style-name="P11">You think we fail at Living-in-the-Moment, but we succeed in this more than anyone, and the Cult of the Busy is the Proof. The drug of Business is no less destructive or addictive as is heroin. It swallows whole lives, whole families, whole friendships, whole hobbies. We have succeeded in building the Utopia of the Present Moment. Why do you think everything feels so precarious? Why to you think the plethora of distopia fiction and apocalyptic legends are found in every nook of our culture? No wonder so many of us believe revolution is the only Viable Path. We've built the Prison of the Present on top of Rationality and Dogma. We've found that Romantic and Loving Present we sought so hard. It's here. This Is It. Now it is time to move to our next phase of collective ideology. The cacophany-in-harmony has already moved on. Why haven't you?</text:p>
      <text:p text:style-name="P11"/>
      <text:p text:style-name="P11">Us and Them is born of fear, not the other way around.</text:p>
      <text:p text:style-name="P11"/>
      <text:p text:style-name="P12"><text:soft-page-break/>There does seem something instructive + seductive about Zen nonduality. It's easy to get bogged down in belief system-laiden finite games, but in seeking nonduality, we have an easy way to be "sure" we've broken free of care more about where we think and don't think vs whether we thinking</text:p>
      <text:p text:style-name="P12"/>
      <text:p text:style-name="P12">Thinking-in-a-circle is just as bad as non-thought.</text:p>
      <text:p text:style-name="P12"/>
      <text:p text:style-name="P12">With Their Love They violate our borders. Their Love is an excuse to make Us merely a Part of Them, and a non-vital, impure Part at that. In our foolishness we took Them at Their word. It's not that They lied to Us because They did not even understand the nature of Their Love.</text:p>
      <text:p text:style-name="P12"/>
      <text:p text:style-name="P12">For the Old Cult, it is the Duty of the Powerful to Love, and the Duty of the Weak to Beloved. Women, poor, black, children, disabled--all Beloved. Beloved and accepting of that Role or Ungrateful and forced into that Role. The Beloved can only love in a Foolish and Self-serving way, but only the Powerful can Love in the way God Loves His Beloved. The Natural Order Of Things, They call it. </text:p>
      <text:p text:style-name="P12"/>
      <text:p text:style-name="P12">Forgiveness, too exists comfortably in this Old Cult system. When the Lovers forgive, it illuminates the contrase in worthiness for power between Lovers and the Beloved. But when Lovers ask forgiveness, it's asking for the Beloved to reaffirm the correctness for the Lovers to be the Powerful. The forgiveness of Lovers tastes like mercy while the request of forgiveness from Lovers appears like humility. This Forgiveness falls far from the ideas of the Revolutionary. For him, forgiveness is an act of subversion, destabilizing the order, fanning the Reek that whiffs from its Core. For him, forgiveness is mercy given by the Beggar to the Beater, showing the essential truth that the Revolutionary sought to teach us: that the Beggar deserves to be a Prince, and the Prince a Beggar. It is the mercy of the masses that shows they are worthy of power; it is the coldness of the Powerful that shows they are unworthy of power. That is why the Forgiveness of Lovers feels so cold at its Core. It's because it's only Mercy on the skin. Truth and Retribution is the way of the Lovers. They give 5 years in prison instead of 50 and call that Forgiveness, call that Mercy, call that Love. And then They wonder out loud, incredulously--"Why are They so Ungrateful?"</text:p>
      <text:p text:style-name="P12"/>
      <text:p text:style-name="P12">All things made for the Last to finally be First are always remade to keep the First as First and the Last as Last. The Revolutionary becomes a Monarchist; forgiveness becomes Mercy; Love becomes taking Care of the Grateful.</text:p>
      <text:p text:style-name="P12"/>
      <text:p text:style-name="P12">Faith. The classic story of faith is when in the boat is in the midde of the Lake of Galilee, and suddenly a storm came. The Magic Hobo was asleep, and Peter got scared. He woke up the Magic Hobo whom he has given everything to follow. The Magic Hobo awoke and calmed the storm before admonishing his most named-dropped disciple. "Oh Ye of Little Faith!" He cries.</text:p>
      <text:p text:style-name="P12"><text:tab/><text:tab/>So often this section is interpreted like this: Peter's sin was his doubt that everything would Magically turn out fine. Peter didn't believe Everything Works Out For The Best or that God Has A Plan For Everyone. But this wasn't true. Peter's sin was to give up rowing the boat. Instead of being faithful to the common goal of crossing that great lake, faithful to his fellow travelers on their journey to keep rowing, keep aware of the dangers, of the waves and the wind, he gave up doing what he could, doing his part.</text:p>
      <text:p text:style-name="P12"><text:tab/><text:tab/>...</text:p>
      <text:p text:style-name="P12"/>
      <text:p text:style-name="P12">The End of History. Can you imagine? This was originally an optimistic phrase. After the fall of the USSR, people began to believe that we were at the end of illiberalism having any real power in the world; people began to believe that capitalism and democracy were about to eventually, inescapeably, inevitably conquer the whole world forever. We began to believe the story was over. <text:soft-page-break/>The story of struggle for a free world for all people. But in declaring we won, we began to beieve there was nothing more truly worth fighting for. Thus, factionalism, baldly self-interested political action, and ideological dogmatism only gained steam. You create your own opposite. Always. The part we seemed to forget is we cannot ever allow the Story to have an End, only an ever <text:span text:style-name="T6">lengthening</text:span> Middle<text:span text:style-name="T6">. And "Winning" can only ever happen at the End. By seeking to Win as a nation or a people or a group, we weaken our very souls. It is in trying and constantly failing to build that truly More Perfect Union, Out of Many, One, it is only in service of This Unfinished Work--this rightfully Never Finished Work--that we lengthen that Great Middle of the Story of America. It is a Great Middle that we write with what story of America we live within and whether we keep our side of the Covanent with the Story of America and the least among us who we owe all we've ever had. It is at their pleasure that we are able to act, in their debt that we still control this great ship. It is when we lose sight of our debt or even abdicate responsibility for that debt or when we stop acting in faith with the Story of America that we make the country brittle once more. It is in faith to the Story and in shame and truth and reconciliation that we can pave the road forward</text:span></text:p>
      <text:p text:style-name="P12"/>
      <text:p text:style-name="P13">It is said that a society is a place where elderly people plant trees that they will never see grown large. And that is exactly what I fear is what we are becoming. "Eat drink and be merry, for tomorrow we die." Not an uncommon sentiment, often coupled with the idea that to be American is to "pursue happiness." But what happiness was Jefferson referring to? Well, what was almost certainly going through his head was an idea from the ancient Greek philosopher Aristotle. Aristotle believed that the best life was one where a person seeks to Thrive by doing that which is both challenging and requires great skill, built up over a good deal of time and effort. At the intersection of Hard Things and Things That Require Skill. That is the happiness that Jefferson wrote about, not some mere transient feeling. And is there really anything more American than that anyway? </text:p>
      <text:p text:style-name="P13"/>
      <text:p text:style-name="P13">The Tree. There's a story from an ancient Chinese book called the Zhuangzi. One day a carpenter and his apprentice were walking through a clearing when they passed a massive tree, so large that a hundred self-driving Mack trucks could fit underneath. As they walked past, the apprentice exclaimed to his master, "We just passed the greatest tree either of us have ever seen, and you didn't even bat an eye at it. I mean we're carpenters, aren't we? Chopping down large trees and making things out of them is kinda what we do."</text:p>
      <text:p text:style-name="P13"><text:tab/><text:tab/>The master carpenter dismissed his apprentice's exclaimation out of hand. "Make a fence out of that tree, and it will fall apart; make a boat out of it and it will sink straight away; make a door out of it, and it will sweat sap until there's a pool of stinky gunk on the floor. It is, indeed, a useless tree. That is how it got so big after all!" The pair go home and go to bed. And as the master carpenter slept, the tree came to him in a dream</text:p>
      <text:p text:style-name="P13"><text:tab/><text:tab/>"Who are you comparing me to? Those Useful trees? The apple and the pear trees who get ripped limb from limb until there's little left? Who see their lives cut far short of the lifespan heaven had originally endowed on them? I spent many years growing like this; I almost died getting where I am today. But now I have seen ages come and pass with no one to tear me limb from limb. My Uselessness that you so accuse me of is of great use to me. And after all, we are all things. Why do you go around judging others--things judging things--it's not right. And besides, you're an old man about to die. I will outlive you and your grandchildren. Away with your petulent foolishness!"</text:p>
      <text:p text:style-name="P13"><text:tab/><text:tab/>The carpenter awoke and in awe told his apprentice about the dream. </text:p>
      <text:p text:style-name="P13"><text:tab/><text:tab/>To put it bluntly, anything and everything that endures in this world, whether it be an idea, a story, a cohesive group of people, or a country, in order to see longevity, in order to even deserve longevity, it must first seek to be this tree. If america survives as an idea, a rallying call, a rumor, a light whisper, or as a mere country, it will do it because it has become an ugly old tree. And America, for all the things it is, America is not and as yet has not been a ugly old tree.</text:p>
      <text:p text:style-name="P13"><text:soft-page-break/></text:p>
      <text:p text:style-name="P13">&lt;!-- Must include MLK Great Contrast of bad present and wonderful future --&gt;</text:p>
      <text:p text:style-name="P13"/>
      <text:p text:style-name="P13">&lt;!-- I do want to seek after a V for Vendetta "You cannot kill an idea" sort of feeling --&gt;</text:p>
      <text:p text:style-name="P13"/>
      <text:p text:style-name="P13">&lt;!-- Angulimala as triumphalist American ideologies--and really all triumphalist ideologies --&gt;</text:p>
      <text:p text:style-name="P13"/>
      <text:p text:style-name="P13">&lt;!-- I want to give the feeling that in the very reading of this book, the reader rebels against the Cult of the Busy --&gt;</text:p>
      <text:p text:style-name="P13"/>
      <text:p text:style-name="P13">Famaliarize the unfamiliar and unfamiliarize the familiar. Only then will you find truth.</text:p>
      <text:p text:style-name="P13"/>
      <text:p text:style-name="P13">The Cult of the Busy certainly fetishizes memory. Putting those who have learned a second language in adulthood on a pedastal, but in practice the Cult of the Busy despises sleep, which is the most important piece of memory. They say if you sleep 4 hours, it's the mark of a Hard Worker. Sleep 6 hours, and you're merely an average journeyman. Sleep 8 hours, and it was a deeply fortunate, weekend evening. Sleep 10 hours, even if you're catching what you've lost, and you're lazy and undeserving and probably Unemployed.</text:p>
      <text:p text:style-name="P13"/>
      <text:p text:style-name="P13">There is something the Buddhists say. You are a prisonor, as are we all. And you have been given a key to the cell door. To get out you must take the key and put the key in the lock and turn the key and pull the door open and finally walk out it. But often when we are given the key, we accept it, but instead of doing all the next steps, we hang the key up on that wall and look upon it with reverence and empty deferrence. And perhaps even scorn those who don't hang their own key on the wall, scorn those who lack Humility and are Short Sighted. But you were given the key to use it, to get out of your cell, to find liberation. When you scorn others for not hanging their key or for hanging the wrong kind of key, you have inched yet further from the humility you will need to actually turn the key.</text:p>
      <text:p text:style-name="P13"/>
      <text:p text:style-name="P13">It is said that you should forget the splinter in your neighbor's eye because too often you have a plank in your own eye. But let me tell you, if you see someone else shoving a plank into the eye of another and say nothing, then speaking up is no mere privilege. It is a duty.</text:p>
      <text:p text:style-name="P13"/>
      <text:p text:style-name="P13">When you begin, you are the camel, throwing the values of others' on your back, hauling those values around with pride. But then you find that bearing the values of others is only a trudge in the desert. So then you become the Lion. Fierce attacker of all you once held dear. Perhaps you even believe that those old values were your chains, your oppressor. And you very well may be right. As a warrior Lion, you make No your great motto, and you live and die by the great No. But then the fever eventually breaks, and you are no longer the slave of those values that drew that all-important line in that all-important sand. And you have become the Child. And those values, that line and the sand became a mere plaything, a new cornerstone of new creation. And your motto is new as well. It has become the eternal Yes.</text:p>
      <text:p text:style-name="P13"/>
      <text:p text:style-name="P13">The day we as a culture decide that it is a worthy goal to use science as a method for mystical experience is the day our culture is truly saved.</text:p>
      <text:p text:style-name="P13"/>
      <text:p text:style-name="P14">&lt;!-- concept: 3 sections. Title, Parable, and "moral of the story." But the reader is explicitly encouraged to find their own moral to the story --&gt;</text:p>
      <text:p text:style-name="P14"/>
      <text:p text:style-name="P14"><text:soft-page-break/>Mr. Finger Necklace lived in the forest in a tree that overlooked a dirt path connecting villages. And everyday he would guard his path from all those who dared enter his territory. And slew any who dared cross into the land that was His by Right because he conquered it and guarded it. Soldiers, priests, farmers, monks, children, he didn't care. He treated all as equal and killed them equally savagely. And when possible he would cut the index finger off the right hand of his victim before donating the final blow, and then watching the spirit bellow out of his victim's nostils before moving on to the next half-live body. You see, Mr. Finger Necklace wanted to get the ultimate of high scores: he wanted to kill more people that had ever been killed by a single man, and he was collecting one index finger from each body as proof of each trophy kill. He had grown up hearing about great warriors who had killed 20 or 30 of the Enemy in Battle, and there were perhaps legends of men who had slew 100 of even 200 men, but battle is messy, and exact measures are hard to come by. Proof of those scores won harder still to gather. But Mr. Finger Necklace would not be without that all-important Proof. He had fashioned a long string from vines and a needle from the shaved down femer of one of his first trophies. And it is in this way he filed each index finger onto the string and hung it around his neck like a necklace. Hence the name. Mr. Finger Necklace had come to this land to kill the Enemy in his own land. Mr. Finger Necklace took this small territory for All That Is Good and cultivated it in a way the Enemy never had and thus the Enemy never deserved to have this land at all, just as they do not deserve each breath they take and each beat of their hearts. It is Mr. Finger Necklace that relieves these cursed bodies from the curse of the evil souls that enhabit them. Mr. Finger Necklace didn't need to wait for the next war with the Enemy to liberate this small tract of land along a forest path. This is not to say that Mr. Finger Necklace actually, literally cultivated this land. Game is so much harder to catch when its spooked, and an uncamoflaged dwelling or clearing would certainly at least give the Game an impression that something here was afoot. The obvious problem with losing the surprise advantage was, of course, increasing the chance that someone would successfully nick Mr. Finger Necklace in the arm or leg. Except<text:span text:style-name="T7"> at the very beginning, Mr. Finger Necklace never suffered from a wound worse than that because even soldiers are unaccustomed to guerilla warfare in a dense tropical rainforest like this. And they are so far from settlement, Mr. Finger Necklace could always wound the weakest first and then track the strongest until they were too disoriented to predict or here the direction of the coming blow. Tracking is more fun than just waiting in the trees anyway. Sure a few have gotten away but with time Mr. Finger Necklace's technique has become flawless. Even the method of slash across the neck is an artform unto itself. After all, Mr. Finger Necklace always seeks to have his Game be fully conscious as he saws off the requisite finger with a rusty blade. Sure, a chop would be more merciful, but only the worst among exterminators show any sympathy for their vermin. But Mr. Finger Necklace does not want to make sure that if the dead can communicate with the living that these Game never forget the punishment they suffered for their sins so that perhaps their brethern may have a chance to repent. And Mr. Finger Necklace also wants those in the afterlife to also keep his score. For few appear with a garland of fingers around their neck and then take the time to cut off a single finger from his Game before moving them into the next world. Somedays they may even know better than he does how many fingers are dangling from the ring around his neck.</text:span></text:p>
      <text:p text:style-name="P15"><text:tab/><text:tab/>But not today. Today Mr. Finger Necklace has counted and recounted. <text:s/>nine hundred and ninety-nine fingers. He knows he holds the high score and then some, and the proof dangles from his neck. A long time ago before he had thought to keep the fingers on a string--when his score stood at a mere 23 or 24,--he had said to himself that when he reached 1000 fingers, he would return to the place where the Good People live and offer his proof. Whether heralded as a saint or a demon does not matter. Mr. Finger Necklace Did What Needed To Be Done. He proved his valor, his bravery, courage, and masculinity. And even if someone tried to argue with any of these points, Mr. Finger Necklace has something else that They cannot cannever take away from him--his high <text:soft-page-break/>score. Mr. Finger Necklace had set out a goal--a lofty goal at that--and with sheer persistence and determination, he had achieved that goal. If nothing else, he is a Man standing Over all others. And, hell, even if they didn't believe Mr. Finger Necklace, even if they said the fingers were fake, it wouldn't matter. Mr. Finger Necklace did not seek to achieve such a lofty goal by seeking the Approval of Others. As long as the Game keeps coming, Mr. Finger Necklace can keep busy, keep running up his score, higher and higher. </text:p>
      <text:p text:style-name="P15"><text:tab/><text:tab/>Although sometimes as an indulgence Mr. Finger Necklace kills his Game quickly, without then even hearing or seeing or feeling or thinking anything. With fright the body tenses up, and if the animal is tense a the moment of death, it makes the meat taste too gamey. But Mr. Finger Necklace only did this as a rare and special treat for himself. After all, he prides himself on not requiring Satisfaction of mere Wants. It only distracts from achieving his goals.</text:p>
      <text:p text:style-name="P15"/>
      <text:p text:style-name="P15">The devotional is critical and the critical is devotional</text:p>
      <text:p text:style-name="P15"/>
      <text:p text:style-name="P15">&lt;!-- Theme: the mirror relative <text:span text:style-name="T8">lip between remembering the past in order to write the next pore of history --&gt;</text:span></text:p>
      <text:p text:style-name="P15"/>
      <text:p text:style-name="P16">He came out of the cave to tell us all the Truth that we had not yet understood or even angrily denied. He came upon a crowd stoning a man, his brains hanging down, reached out to the aspiring prophet. The horde was indeed satisfied and tricked away. The Truth-Bringer came close to the stoned man and the stoned man begged hi. "Please tell me I have a future after all this, up there. Tell me there is a heaven I will enter or a nirvana I can aspire to up to a infinite number of times across innumerable lives. Tell me there is punishment for the evildoers, either in this life or another. Or even tell me that I am in fact the evil man to whom justice has finally been done. Just tell me what's next. Or even just tell me that you don't know and no one really knows. Or tell me I will go to hell. Just give me hope, a chance however meagre that this is not the end for me and them. Tell me that the game isn't yet over."</text:p>
      <text:p text:style-name="P16"><text:tab/><text:tab/>The aspiring prophet knelt down and cradled the stoned man's fingers in between his own. The aspiring prophet, looking into the man's eyes expected to see only dejection. But instead there was a radiance about his look. The aspiring prophet was taken aback. This man, with his brains hanging out, seemed to have a fire and passion that burned so bright inside him that it even overflowed out of his warm and confident stare. It was clear how this man came to find himself on the other side of a pile of stones.</text:p>
      <text:p text:style-name="P16"><text:tab/><text:tab/>The aspiring prophet congured an intense look and told the man with a voice just above a whisper, "No, this, death is the end. This is done. You can relax now."</text:p>
      <text:p text:style-name="P16"><text:tab/><text:tab/>The stoned man's faced flashed with disappointment but only for a moment. He closed his eyes and curled out a weak smirk before that too melted away.</text:p>
      <text:p text:style-name="P16"><text:tab/><text:tab/>The aspiring prophet sat in silence and alone. Deeply familiar. He too grew a smirk of self-satisfaction, and whispered, "Oh glory, my first convert. Too bad he's dead already. I hope this doesn't set a trend for the future. A prophet without any live followers isn't much of a prophet, no?"</text:p>
      <text:p text:style-name="P16"><text:tab/><text:tab/>He rose and then decided to carry the dead man. Don't want to abandon his first disciple. He walked until he reached the first settlement he saw, the dead man dangling over his shoulder. And there he found a crowd and started to preach once again.</text:p>
      <text:p text:style-name="P16"/>
      <text:p text:style-name="P16">&lt;!-- A great book kicks you into awe. It brings you on a platter a large helping of power drizzled with a pool of obsurity, and it kicks you again and again into that Other World where all is possible, where I Can Be Better, where the great We and the greater You live. A great book dwells just on the opposite side of the table and yet, paradoxically, in this Other World that the I has no hope of <text:soft-page-break/>reaching, but is worth seeking after all the same. It gets you out of bed in the morning without you truly knowing how or why. Writing such a book is worth every wasted minute. --&gt;</text:p>
      <text:p text:style-name="P16"/>
      <text:p text:style-name="P16">The quest for Justice and the practice of mysticism have always been intertwined to the point of being indiscriminant from one another. Seeking justice without celebrating the mysticism that keeps you so firmly on that path is like teaching to read words before beginning to identify letters. Mysticism is the very bedrock on which the futile, emenently worthy quest for justice is built. It is certainly worthy of our time to imagine a detailed and clear Better World, but the clearer the vision, the more the activist is bound to get wrong, and the more the activist's vision is rendered vulnerable to the attacks of the Powerful. It is recognizing the mysticism of her own vision and in seeking to stimulate the mystic impulse of her audience that both the worthiness of the goal and the possibility of its acquienessence becomes clear. Not just clear but striking, even at those among us that believe stimulating the Inevitability of a given future is the way to best facilitate its eventual manifestations. But this is not true. Re<text:span text:style-name="T9">peating in monotone the inevitability of a given, tacitly Better Future only serves to legitimize the powerful and pacify your own base. And of course, it seeks to cause those who stand in opposition to Your Better Future to stand only in Submission to The Inevitable. But as we know, anytime what you want requires your Enemy to stand in submission, You are doomed to failure. This is either because your enemy plays to win anyway, perhaps even to the destruction of all. Many times we will play until everyone loses if use can't win. Or it is because you eventually, simply, become who you hated in the first place. And your failure comes from inside yourself and only your own doing. But in either case you had a large responsibility for the outcome. To deny that is to simply, yet again abdicate responsibility over that which you absolutely have control over.</text:span></text:p>
      <text:p text:style-name="P16"/>
      <text:p text:style-name="P17">Why do you spend so much energy grasping to be a full member of the Horde of Individualism? Don't you see that in your grasping you are already exactly like all of them? The grasping will only lead to more of your suffering. Don't you see?</text:p>
      <text:p text:style-name="P17"/>
      <text:p text:style-name="P17">&lt;!-- What if there was a retelling of the gospel but in America? --&gt;</text:p>
      <text:p text:style-name="P17"/>
      <text:p text:style-name="P17">Having Faith does not mean that you should blindly believe. Rather, it means that you should keep up your end of the Holy Covanent. It has nothing to do with mere belief and everything to do with action. </text:p>
      <text:p text:style-name="P17"><text:tab/><text:tab/><text:tab/><text:tab/><text:tab/>unity-justice</text:p>
      <text:p text:style-name="P17">Unity that comes from subjugating the enemy is not unity. Justice that comes from silencing the enemy is not justice. </text:p>
      <text:p text:style-name="P17"/>
      <text:p text:style-name="P17">&lt;!-- What about a story about modern-day socrates in a mall or townsquare or small downtown? Asking the important questions of this world? --&gt;</text:p>
      <text:p text:style-name="P17"/>
      <text:p text:style-name="P17">Mysticism without striving for justice is soul-less, true mental masturbation. But striving for justice without mysticism is staring into the abyss in the most straightforward sence.</text:p>
      <text:p text:style-name="P17"/>
      <text:p text:style-name="P17">That's the point: to build a world where differences in sexuality and gender exist but don't matter in any political sense. That sexuality and gender and the manifestations of each are real but are never used as a justification for allocating power in one way or another. <text:s/>this is why socialism must come before communism why Truth must proceed Reconciliation. If we pretend that the fight is over without intermediate reckonings, then ever malingnant power relationships will find new, dark basements in which they will rebound again. Whether that be in our dog-whistle vulnerable <text:soft-page-break/>unconscious or our Truth-Telling backyard inebriation. Without Truth, the End of Evil is just its Rebirth in new and more ineffable form. </text:p>
      <text:p text:style-name="P17"/>
      <text:p text:style-name="P17">In order to preserve america, in order to give it a fighting chance of becoming one of the few truly Eternal Ideas of Mankind, in order to give the most powerful Western values the chance to continue into the distant future, acting as the New Principles handed down by the Second Axial Age, in order for the Universal Declaration of Human Rights to actually become what it purports to be, We the White People must recognize that the best of our history as White People has already been written, but the story of pluralism, tolerance, and Human Rights is now over<text:span text:style-name="T10">. In order to save the best of what we have contributed, we must willingly and voluntarily trade our economic and political power in the hope that it will serve the best interests of our country, our principles, our ideals, and our future, both as a people and as citizens of this planet. If we choose this difficult but correct path, our legacy has a solid chance of preservation for all time. But without it, our ideals and beliefs, our very philosophy of right and wrong, our history will be in serious jeopardy of being eternal tained by the indescribeable crimes we have brought to this great earth. If democracy is to prevail in a hundred and a thousand years from now, then it must indisputably provail today. If Rule of Law--true Rule of Law--is to prevail, then it must prevail today. If true, fair capitalism, where everyone is given equal opportunity to succeed is to prevail, then that must start happening today. By allowing discrimination, voter suppression, and selective justice to reigh, we sell Our future legacy and impact for $127.17. Today we rationalize our actions with our Struggle or that we hold no true responsibility of the actions of Our Ancestors, Our Government, Our Media, or even Our God. We pretned that Our abdication of responsibility is really an admission of our own humility. After all, I have no True Power over history or even really my own life. I leave it in God's hands, and I show my faith during these choppy waters through my inaction. I am faithful that if this country under Trump and this ever warmer world is His Will, then I trust in Him that the World is in His Hands. I will never be Job. I will never question and challenge God for his actions. I will simply believe in God and this Country and call out those Ungrateful who don't believe in either. But my hands are clean. I am just a humble sinner keeping my head down. And I'll die eventually anyway. Everything will be fine. I have faith. I have hope. </text:span></text:p>
      <text:p text:style-name="P18"><text:tab/><text:tab/>But what about the children? The Chinese, for all their jingoism and fearful crushing of dissent and Han chauvanism, they truly do want a better future for their children than the life they led. And Deng Xiaoping definitely gave them that. Tianenmen Square or no, Deng Xiaoping and his followers are responsible for the single greatest elimination of poverty and mass suffering through capitalism or any means that the world has ever, ever seen. Fierce loyalty to Xi's Communist Party is not without its serious distortions, but such loyalty does not outdo American jingoism. And the reasons for such loyalty are based on more, incontravertable, verifiable FACTS. They care about their children. </text:p>
      <text:p text:style-name="P18"><text:tab/><text:tab/>While we see our teachers pay for school supplies out of their own meagre paychecks, little girls face from an early age the shame of their own sexuality forced upon them well before they have a chance to craft it for themselves, little boys are systematically emotionally crippled ostentationly in the process to make them Masculine Men, little black boys are admonished by loving parents and grandparents not to play in the wrong place or in the wrong way lest they end up like Tamir Rice, 11-years-old, shot and killed by police after 3.2 seconds of being at the scene. In the name of privacy we allow children, <text:span text:style-name="T11">Children</text:span><text:span text:style-name="T12"> to be raised by psychologically manipulation because no physical marks are anywhere to be seen. We inherit the Cold War fear of the crushing Beauracracy of </text:span><text:span text:style-name="T13">an unfeeling Government and yet subject our children to the same cold quantification we accused the Communists of through standardized testing where the One, True, Gold Right Answer reigns as a tyrant over teachers and children. We force children into institutions where measured obedience and collective conformity reign above all else, where the children have </text:span><text:soft-page-break/><text:span text:style-name="T13">at best token influence over the governance of their own lives, and then you suppose they will act as good responsible citizens when they grow up. It is no irony that tests on history an citizenship play second fiddle to One True Interpretations of Guardrail Texts and math problems, which are </text:span><text:span text:style-name="T14">--</text:span><text:span text:style-name="T13">more cleanly deemed Right-or-Wrong. (Oh, how we wish so strongly that most of life could not just be solved like just another difficult SAT math problem. If only you could study for life.)</text:span></text:p>
      <text:p text:style-name="P21"/>
      <text:p text:style-name="P22">&lt;!-- I would love to write a short story where a group of high school students go on strike, but what on earth would they go on strike about? --&gt;</text:p>
      <text:p text:style-name="P22"/>
      <text:p text:style-name="P22">There is no time, no time to be human. No time.</text:p>
      <text:p text:style-name="P22"/>
      <text:p text:style-name="P22">&lt;!-- Short story where the pov adult hears a plea from a fat, angry child for the troubles he has at home. The pov listens but shows only tacit sympathy, and makes up an excuse for exiting. --&gt;</text:p>
      <text:p text:style-name="P22"/>
      <text:p text:style-name="P22">The Holy Dialectic</text:p>
      <text:p text:style-name="P22"/>
      <text:p text:style-name="P22">The great philosophers of the last two centuries tend to fall into the buckets of radical individualism and shameless solipcism. In seeking a universality they have advocated culture without core and radical responsibility for the self but no one else. Advancing these ideas with a the unproven conjecture that they stand as a sure antidote to fascism in all its forms. But their dieas have only begotten systemic selfishness and elevation of practical nihilism and factional naval-gazing. Gone are the great systemizers. Gone is the Enlightenment ambition to find the monotone-in-unisone infesting the core of our cultural thought, and great questions are replaced by innumerable answers. And new comers to the game are required to go $100,000 in debt and into sworn poverty just to gain permission to be taken seriously in their answers to the great questions. Philosophical Charity be damned. Yes, You Don't Have Time, You're Struggling Too, but we have a Crisis on Our hands. Collective. Must your fetishization of individualism be the fuel for the adjunct crisis that burns hotter by the year? You, aspiring great answers of big questions, is the practical question too big for you to handle, or are they just beneath you. Oh, right, sorry, You Don't Have Time. I forgot</text:p>
      <text:p text:style-name="P22"/>
      <text:p text:style-name="P22">&lt;!-- How can you write something that appeals to the old White Democrat without invalidating the exceedingly correct points of the dogmatic far left? How can you break free too of their dismissal? I mean maybe just justice-unity is the best way to attack it. Or use of the first person singular? --&gt;</text:p>
      <text:p text:style-name="P22"/>
      <text:p text:style-name="P22">There was a time not long ago when South Africa looked up to us for our Civil Rights acts and voting rights act. And now we can do nothing but look look up to them for their dedication to both justice and unity, for their dedication to Peace worth fighting for. We must look up to them for how we can plausibly move forward. Truth and Sunlight are the only possible interims to Peace. Reckoning can be easy or it can be hard, and Reckoning through mere Truth is the easiest among them.</text:p>
      <text:p text:style-name="P22"/>
      <text:p text:style-name="P22">Forgiveness without first shame is at best empty capitulation and at worst an empty power play.</text:p>
      <text:p text:style-name="P22"/>
      <text:p text:style-name="P22">Scripture is mere Inspired word of god. If it serves as a helpful tool in your quest to get closer to god, use it. If it undermines your connection with god, discard it. If a section undermines justice, denegrate that part, for it is better to cut off a hand that causes you to sin than to have all be condemned. If a section illuminates and gives fuel to the mission of freedom and liberation for all people in this world, evaluate and celebrate it. Nothing in this world is holier than written word that inspires us to liberate; nothing is more worthy of disgust than written word that seeks to tie people down simply because of who they are or simply because they seek to live in good faith.</text:p>
      <text:p text:style-name="P22"><text:soft-page-break/></text:p>
      <text:p text:style-name="P22">&lt;!-- Clearly there is a sure historica connection between successful spiritualism and social activism. How is it that spiritualism has becomme so individualistic and atomistic while activism has become academci, angry, and cold? --&gt;</text:p>
      <text:p text:style-name="P22"/>
      <text:p text:style-name="P22">&lt;!-- Carse's mysticism does seem to be fatalistically atomistic. I'm not sure there's any way out of that conclusion. He still stands in the tradition of individualistic philosophers and mystics. He does not breach into the idea of building a truly better, more equitable world. Through Carse, you may be able to cultivate virtues, but you cannot use him as a basis for a justice-seeking society --&gt;</text:p>
      <text:p text:style-name="P22"/>
      <text:p text:style-name="P22"><text:tab/><text:tab/>bi theology</text:p>
      <text:p text:style-name="P22">The power of Christ is his ability for us to find ourselves shamed, even rightly shamed and ostracized, and yet both have your shame washed away by joining a new community and by accepting a new, higher purpose for the liberation of mankind from the oppression that seemingly inevitably comes form disproportionate, extreme power. Martin Luther and Martin Luther King Jr. saw this as did Paul and Augustine.</text:p>
      <text:p text:style-name="P22"><text:tab/><text:tab/>Here we find the gift of the new left. We can cast off the bounds of shame and reliquish our alliance to privilege in order to follow the higher calling of justice for our and all communities of oppressed. By joining the new community, we very well, for good or for ill, slowly or quickly, blatantly or covertly lose our connection with Old Family and Old Friends, but in the new community we have gained something far greater--a greater connection to the judicial imperative (dharmic imperative??) that lives as a small flame each of our hearts. Some call this flame the Holy Spirit, others their Dharma, but whatever you call it, it's that most essential flame that lives inside you that raises you from your bed each morning with just enough irrationality to try to make Crazy things happen. </text:p>
      <text:p text:style-name="P23"><text:tab/>shame = sin</text:p>
      <text:p text:style-name="P23"><text:tab/>salvation = community</text:p>
      <text:p text:style-name="P23"><text:tab/>judicial imperative = Holy Spirit</text:p>
      <text:p text:style-name="P23"/>
      <text:p text:style-name="P23">&lt;!-- The question of purity as yet confounds me. It is the great bisexual problem. How can I as a bisexual who sees myself on the other side of countless accusations of being "problematic," all the while fully aware of the problematic-ness of the current monosexist system nonetheless seek a path of judgement against those not sufficiently "pure" knowing that the same accusations have been leveled against us with just as much oppressive affect as anything we experience. I suppose I would deem this "the Bisexual's Dillemma." Lesbian separatism, from which Eisner derives many of her ideas, has historically been on of the most potent vessals for delibering soul-crush biphobia, whihc the numbers bear out in terrifying quanitifiability.<text:span text:style-name="T15"> How can I affirm unity when "solidarity" has been on of the most potent weapons lobbed against us? How can I affirm sepratism and factionalism when that too has been used as a deeply potent weapon against us. My first reaction is to say that "There are no easy answers," But that's not damn well good enough! I refuse to fall into one of the two buckets of the false dichotonoomy of being reformist or revolutionary. If we can agree on the core ideas of (1) eventual systemic, structural, societal change, (2) an ongoing objective of rooting out oppression within the community (3) a dedication that the responsibility of education fall chiefly on the shouldres of the relatively privileged (4) ultimate supervision falling to oppressed groups themselves (5) an ideal of intersectional leadershipt and (6) seeking to be as a community the example of how the greater society may be one day at large, then we can stop the success of the divide-and-conquer tactics of oppressor groups, and make tremendous headway twoard becoming the new culture of the the United States and the West at large.</text:span></text:p>
      <text:p text:style-name="P24"><text:soft-page-break/><text:tab/><text:tab/>But the first definable step we should take is a community-wide truth and reconciliation commission dedicated to community-wide acceptance of recounting opression of all kinds within the community, the accused answering their accusers, and a series of recommend<text:span text:style-name="T16">ations from the commision on how we can more equitably and justly allocate out resources as a community to more closely align with the mission of liberation of all LGBT+ groups.</text:span></text:p>
      <text:p text:style-name="P25"><text:tab/><text:tab/>That's what I got right now --&gt;</text:p>
      <text:p text:style-name="P25"/>
      <text:p text:style-name="P25">&lt;!-- The Liberationist Creed</text:p>
      <text:p text:style-name="P25"><text:tab/>I affirm that the bounds of oppression are every where and bind everyone in roles of oppressed, oppressor, and collaborator. That my life is dedicated now and forever for the conscious discovery of new oppressive structures and the dismantling of the old ones until they become dust of the distant past. I affirm that such a future is possible and as not yet come to pass, that my community was, is, and shall remain a Unfinished Work. And I affirm that I will seek in every interaction to treat everyone always as a You and never an It. --&gt;</text:p>
      <text:p text:style-name="P25"/>
      <text:p text:style-name="P25">&lt;!-- Maybe reform as a short story They also make fun of bisexuals --&gt;</text:p>
      <text:p text:style-name="P25"/>
      <text:p text:style-name="P25">&lt;!-- There's an untouched attack point here. If marginalized groups want to continue to fight, it wouldn't kill us privileged to folow for a change. After all, if abdication of responsibility is so common, in theory whites may jump for joy to be principled in their method of passing-the-buck --&gt;</text:p>
      <text:p text:style-name="P25"/>
      <text:p text:style-name="P25">&lt;!-- <text:span text:style-name="T17">Ok, seriously, in writing do I want to be seen as a "product of my time" with sort of "lesser evil" flaws of ideology? Seriously, if fear causes me to tiptoe--fear of the left or right--then what the fuck am I doing writing at all? I have literally nothing to lose by writing. It behoove me to act like it --&gt;</text:span></text:p>
      <text:p text:style-name="P25"/>
      <text:p text:style-name="P26">&lt;!-- In my writing I whould be the best version of myself, the parts of me that most challenge me to be better, the parts of me that get me out of the bed in the morning, the parts of me that make me feel the most pride --&gt;</text:p>
      <text:p text:style-name="P26"/>
      <text:p text:style-name="P26">&lt;!-- Both Red Pillers + Wokeism stem from a fundamentally Christian conversion script. One forward-looking, and one backward-looking </text:p>
      <text:p text:style-name="P26"/>
      <text:p text:style-name="P26">&lt;!-- I'm not sure I do believe fascism is fundamentally new, and if it isn't, maybe history can tell us how we can turn time on our own side, preventing the worst from happening--"winning" means what exactly? --&gt;</text:p>
      <text:p text:style-name="P26"/>
      <text:p text:style-name="P26">&lt;!-- Problems:</text:p>
      <text:p text:style-name="P26"><text:tab/>(1) reconciling Carse mysticism w/ Leftwing Social Justice</text:p>
      <text:p text:style-name="P26"/>
      <text:p text:style-name="P26"><text:tab/>(2) reconciling the dual monotone-in-unison with the goal of cacophany-and-harmony in the context of anti-"both sides"ism (anti-pluralism?)</text:p>
      <text:p text:style-name="P26"/>
      <text:p text:style-name="P26"><text:tab/>(3) Forming a short list of methods a principles for american</text:p>
      <text:p text:style-name="P26"/>
      <text:p text:style-name="P26"><text:tab/>(4) Defining my audience and what, specifically, I want to persuade them to think</text:p>
      <text:p text:style-name="P26"><text:tab/><text:tab/>-maybe argue w/ Fisker's Stereotype Content Model in mind, that wokeism is incredibly </text:p>
      <text:p text:style-name="P26"><text:tab/><text:tab/>poorly suited to remedy passive oppression, which counts for some of the worst kinds of </text:p>
      <text:p text:style-name="P26"><text:tab/><text:tab/>oppression</text:p>
      <text:p text:style-name="P26"><text:soft-page-break/>--&gt;</text:p>
      <text:p text:style-name="P26"/>
      <text:p text:style-name="P26">Oppression Olympics, besides being a tremondous assonance, is also an elegant and lethel tool of dismissal and silencing. First devised in order to emphasize solidarity between different liberation groups in order to facilitate solidarity, it has been also used to dismiss and silence bisexuals, asexuals, and transgender people within the LGBTQ+ umbrella. Oppression Olympics has become an excuse not to be introspective, not to clean house "because the real enemy is out there." This is identical to what the Enemy says about us though. This defeats the very purpose of safe spaces. Safe spaces are not safe merely because it is full of people content to get high off of repeating the monotone creed. Safe spaces are safe because they allow us to nurture and cultivate our own cacophanies that with time will gain depth and power that makes the evil monotone moot. After all, that's the only way to win anyway. But in turning our monotone as a weapon against our ostentatious members, we subvert our own cacophany, we destroy our most potent weapon and our only hope. Only the ineffable, multifarious truth that some call "culture" some call "movement" and some cal "religion" can have any hope of overcoming the great patriarchal heteronormativity. Cultivate the cacophany or settle for the facade of Good Revolution.</text:p>
      <text:p text:style-name="P26"/>
      <text:p text:style-name="P26">The monotone rewards those who thrive in cultures of empty ritual. Where you are judged not on your ability to touch those around you and be touched by those around you but rather your ability to suspend what might otherwise be your True Self in order to seem a Dedicated, Safe, Unexceptional member of the group.<text:span text:style-name="T18"> And where the exceptional members of that group Miraculously line up with the conventionally beautiful, conventionally smart, and conventionally loyal. Where the difficulty of remaining a full member is not showing you true feelings indistinct within the horde. Unless it's for purposes of peacocking.</text:span></text:p>
      <text:p text:style-name="P26"/>
      <text:p text:style-name="P27">You know the cacophany by a few attributes. One, by its collective awe at new information that does not fit snugly in its resident wrapper monotone. Two, by its embrace of new and obscure ideas, artists, and writers, the list of which is constantly in flux. Three, by a commited leader who has a strong moral center but without the narcissism of a dogmatist. Four, by an abundance of sincere, friendly disagreement. Five, by both characteristic earnestness and self-affacing humor. Six, by its complex relationship with demogogues that may ostentatiously agree with the core philosopies driving the cacophany forward. Seven, by its dedication to mystery.</text:p>
      <text:p text:style-name="P27"><text:tab/><text:tab/>Cacophanies arise quickly, and fall quicker. Savor the ones you have.</text:p>
      <text:p text:style-name="P27"/>
      <text:p text:style-name="P27">Safe spaces. The purpose of a safe space is to build a monotone boundary between the liberation garden and the wider world. Nothing of value can grow in chaos, and chaos is exactly the lot in life faces by indentities subject to structural oppression. So we create an area where the oppressed of our culture can grow from a proof of our civilizational Original Sin<text:span text:style-name="T19"> into a cacophany that grows strong within the borders of the monotone until its strength is assured and it has grown wide and deep enough that just by coming back into the common conversation it gradually suffocates is supposed enemy. But the danger is that the monotone border may thicken in response to threats on the border, and if the cultivated cacophanic earth is small enough and weak enough, it is the very border that can begin to choke out the cultivated earth. Thus negating the very purpose the safe space was built to serve.</text:span></text:p>
      <text:p text:style-name="P27"/>
      <text:p text:style-name="P28">Dismissal of our identity, dismissal of our suffering, dismissal of what makes us special as merely a part of a whole best when silent, ungrateful when loud. We live in cacophany but are inevitability forgotten in the monotone. Wait Your Turn. There Are Bigger Fish To Fry. The Enemy Is On Our <text:soft-page-break/>Doorstep. But I thought it was the cacophany that made us special. I thought it was the cacophany that we were fighting for. If we lose the cacophany...</text:p>
      <text:p text:style-name="P28"/>
      <text:p text:style-name="P28">The cacophany is the divine play through which we both show and grow our strength. It is the game played in order to continue the game; it is the only thing in life truly worth doing.</text:p>
      <text:p text:style-name="P28"/>
      <text:p text:style-name="P28">For a hundred eyars we have been the Child. Frued deemed us the essential, primative, immature state of human ripening. For him, the Homosexual had gotten stuck in the phase most grow out of at age 11 or 12, but the bisexual was stuck at afar earlier, age, still wet from the womb. For Freud, we were infantile, indecisive, and exceedingly rare. Queer theorists sought to destroy the deformed image of the Homosexual but in doing so, they often through Us under the bus.</text:p>
      <text:p text:style-name="P28"/>
      <text:p text:style-name="P28">If awe is not coupled with anger and the anger not coupled with awe, then your anger will become solipcistic fatalistic while your awe will become impotent optimistic frivolity.</text:p>
      <text:p text:style-name="P28"/>
      <text:p text:style-name="P28">To the bi woman when she goes in doors labeled in Neon lights LGBTQ+ Safe Space, she assumes that she has finally come home. For so long her identity has been marked by trying to make herself smaller so that her big B doesn't disrupt the harmony or her surroundings, so that no one's disgusting eyes salivate all over her just because she said who she was. Perhaps she's learned that for many, speaking the name of her true self is itself an act of attention seeking. Or felt that cold B pressed up against her by a lover. "If you leave me, just don't leave me for a woman, ok?" And somehow it seemed natural that he should ask so innocent a request instead of an ultimate expression of the male wet dream of total ownership over a female body, for he wants not only to have a say who she will fuck while they are fucking but also after he has passed deep into the rearview mirror of her life.</text:p>
      <text:p text:style-name="P28"><text:tab/><text:tab/>But not this bi woman finds herself here. Home. And with selfconscious movement inward, she seeks to finally and fully Be Herself. And maybe, if she's lucky or very unlucky, she will meet a special warm someone. And after a moment, out of nowhere, her partner suggests that maybe, just maybe, she was a lesbian all along. Our bi heroine hasn't read Eisner; she has dipped her toes in the bi tumblrosphere; she hasn't joined the BiNet USA facebook group. Why would she?</text:p>
      <text:p text:style-name="P28"><text:tab/><text:tab/><text:tab/><text:tab/><text:tab/><text:tab/>...</text:p>
      <text:p text:style-name="P28"/>
      <text:p text:style-name="P28">&lt;!-- Here's what I need. A good compelling argument why in the case of bisexual oppression and double discrimination it makes total sense that one would "compare oppressions" or at least their after-effects because it gives an indication where our stories have limits. Oppression is not just <text:span text:style-name="T20">a story. It's an insidious and fundamentally ineffable thing, that any serious enemy of oppression knows not only will never be defeated once-and-for-all, but that it cannot and will never be fully conceived of in its entirety. The true social justice warrior uses her open mind and empathtic concentration as her first and most important weapon against oppression.</text:span></text:p>
      <text:p text:style-name="P29"><text:tab/><text:tab/>The problem is like this: people attracted to the same gender will, today, in 2017 in a blue-whale-blue urban metropolis get weird looks, threatening lunges and backhanded remarks tossed by total strangers. This will happen because of how others percieve same-sex attraction. No one under our umbrella will dispute that.</text:p>
      <text:p text:style-name="P29"><text:tab/><text:tab/>And there is no parallel, equal biphobic scenerio. It is not a common bi experience to have totall strangers come up to us and tell us we're confused. How would that even happen? In this way, the hallmark of homophobia is overt homophobia.</text:p>
      <text:p text:style-name="P29"><text:tab/><text:tab/>Overt biphobia can and does happen (oh my god ... just my stories alone...) but the insidiousness of biphobia and monosexism is that we know it goes on--it shows up in the data in spades--but common biphobia doesn't fall into the familiar story arc of ostentious normal <text:soft-page-break/>LGBTQ+-phobia. Thus, we the bi community have fallen into the deceptive, difficult position of clamoring against an oppression hallmarked by lack rather than presence. "They left us out again" is honestly understandably not a compelling rallying cry for sypathetic gay and lesbians to standing with us in solidarity.</text:p>
      <text:p text:style-name="P29">&lt;!-- This isn't exactly "before the cock crows twice, you will deny me three times" kind of solidarity--breaking --&gt;</text:p>
      <text:p text:style-name="P29"><text:tab/>And I understand that it is hard to put a story around numbers like one-in-two bi women are raped in her lifetime. There is no comical anti-LGBTQ+ group to go after except maybe straight men, but even then, rape</text:p>
      <text:p text:style-name="P29"><text:tab/><text:tab/><text:tab/><text:tab/><text:tab/><text:tab/><text:tab/>...</text:p>
      <text:p text:style-name="P29"/>
      <text:p text:style-name="P29">Justice for Amber Heard. We see slimeball after media slimeball go down but yet Johnny Depp, drunk and half-heartedly cutting another multi-milliondollar paycheck, has not answered for his crimes against Amber Heard, a bisexuals</text:p>
      <text:p text:style-name="P29"/>
      <text:p text:style-name="P29">&lt;!-- Fighting oppression as infinite game. And a Camus' Sisyphian struggle --&gt;</text:p>
      <text:p text:style-name="P29"/>
      <text:p text:style-name="P29">A group has the right to seek more fairness and justice for how it is treated within the communities it operates within. Seeking liberation even withing liberation movements is a right of the marginalized and a duty of the priveleged.</text:p>
      <text:p text:style-name="P29"/>
      <text:p text:style-name="P29">Oppression litmus test one: the hypocracy test. Does the community claim to give rights or privileges to certain members that are rights not given in reality or poison privileges that only seek to reinforce marginalization?</text:p>
      <text:p text:style-name="P29"/>
      <text:p text:style-name="P29">He looked down at me through those rosetented John Lennon glasses.</text:p>
      <text:p text:style-name="P29">"Big Mountain," he flashed me an American smile an reached out his shaking hand.</text:p>
      <text:p text:style-name="P29">I have him a reluctant and embarrassed smile and returned his handshake. "Nice to meet you Big Mountain. I'm Zacheaus. What is that name? American Indian?"</text:p>
      <text:p text:style-name="P29">"Chinese." His American smile didn't pass and we just looked at each other for a moment.</text:p>
      <text:p text:style-name="P29">I placed down my pack on the form room floor. "How long you been staying up in that bunk?"</text:p>
      <text:p text:style-name="P29">"A month now."</text:p>
      <text:p text:style-name="P29">"You must really love Guangzhou."</text:p>
      <text:p text:style-name="P29">"Ah, well, the good dim sum is really good. Chinese food doesn't get much better than this, but I suppose that's not saying much. Hey, I see you got your Kindle. What are you reading?"</text:p>
      <text:p text:style-name="P29">"Haha, do you want a lie or the truth?"</text:p>
      <text:p text:style-name="P29">"What? Is it Story of O? Marquis de Sade?"</text:p>
      <text:p text:style-name="P29">"Ha, nonono. It's a book called <text:span text:style-name="T21">Bi: Notes For A Bisexual Revolution</text:span><text:span text:style-name="T22">."</text:span></text:p>
      <text:p text:style-name="P29"><text:span text:style-name="T22">"Oooo. Shiri Eisner! No way! How are you liking it?"</text:span></text:p>
      <text:p text:style-name="P29"><text:span text:style-name="T22">"Just started. Still wading through her declarations and oppressions. Is it good?"</text:span></text:p>
      <text:p text:style-name="P29"><text:span text:style-name="T22">"Oh. Well, that's certainly a positive recomendation."</text:span></text:p>
      <text:p text:style-name="P29"><text:span text:style-name="T22">"Sorry to be morbid. I just mean that it really helped me come into my own as bi."</text:span></text:p>
      <text:p text:style-name="P29"><text:span text:style-name="T22"><text:tab/><text:tab/>...</text:span></text:p>
      <text:p text:style-name="P29"><text:span text:style-name="T22"/></text:p>
      <text:p text:style-name="P29"><text:span text:style-name="T22">The White </text:span><text:span text:style-name="T23">cis straight man gains his inner power and naked self-assuredness from a story he tells himself about who he is and the line he comes from. He points back to a long line </text:span><text:span text:style-name="T24">of awe-inspired, entitled men who had the audacity to believe that he, alone, could and will have a mark on history. For soem of those men, their awe and entitlement went hand-in-hand. They believed they were entitled not because they did or thought or compued great things but rather to justify the senseless </text:span><text:soft-page-break/><text:span text:style-name="T24">bondage and death the white man inflicted on the world. He justified pushing the Other down ever further through seeing the Other as mere helpless, emotional, irrational animal. Or as a terrifying and soulless machine, sure to senselessly destroy everything he held most dear. Or, paradoxically, many newly label vermin found themselves attached to both animalistic and mechanical characteristics simultaineously. In time, non-cis, non-male, non-straight, and non-white groups began to adopt dehumanizing ideas about themselves and others. Regarding themselves in the name of introspection, individualism, objectivity, humility, and self-improvement. Regarding others for similar and sometimes more sinister reasons. But both had the unconscious but deeply beneficial effect of allowing those individuals who accepted the white man's ideology to be able to profit more than his supposedly non-adaptive brethern, profit both economically and politically.</text:span></text:p>
      <text:p text:style-name="P30"><text:span text:style-name="T22"><text:tab/><text:tab/>But one day the non's, even those who had profited, realized that only the white man wins the white man's game. The white man wins. That's the first and only true rule of the game. So when even the profitable non's saw that the white man's ideals like equal opportunity, freedom of expression, and physical security for all citizens was just white hypocracy the non's broke alliegiance with the white man's empty philosophy and began to build their own to replace it. </text:span></text:p>
      <text:p text:style-name="P30"><text:span text:style-name="T22"><text:tab/><text:tab/>Art was the chief weapon they used. And of </text:span><text:span text:style-name="T25">poetry, art of novel, art of play, film, and movement. Art of visual, of course a lot of music, and the glorious art of philosophy. </text:span></text:p>
      <text:p text:style-name="P31"><text:span text:style-name="T22"><text:tab/><text:tab/>For the non's both awe and entitlement were crucial toos in the building of the great cacophay in celebration of the path they walked toward liberation and in their multifarious but unidirectional belief that all should stand facing his fellow man, free of bondage, of abuse, of exploitation and manipulation, stand liberated of the multifarious oppression that is what we all apparently are. </text:span></text:p>
      <text:p text:style-name="P31"><text:span text:style-name="T22"><text:tab/><text:tab/>It is this cacophany that survives to this day, evolving in seemingly arbitrary directions. And for those who stand in it long enough those who concentrate, they ccan hear the harmony in the cacophany. Like the cacophany was building some great and intricate castle far studier than any seen on earth in all of history. The cacophany as if it was itself the hand of God, builds a truth more intricate than any one person could understand, let alone design. This, just this, is what we are most meatn to do as humans. This cacophany-and-harmony stands as the rock we build our house on, the intricate coral reef of art that our progenity will be building on for centuries. If we're successful and a bit lucky, if we resolve to get out of bed and create, even when it's hard. That we can find the small and sturdy golden seed deep inside ourselves that we use to join and share in the holy cacophany. That we cultivate that seed for the good of ourselves and our collective future until the cacophany is so strong that it could eat the myth of the White Man for breakfast if it really wanted to.</text:span></text:p>
      <text:p text:style-name="P31"><text:span text:style-name="T22"><text:tab/><text:tab/>I tell this story so you get a good idea of the present and the future ahead. But we have entered a new phase in the cultivation of our holy cacophany. We have entered the phase of the dueing monotones. </text:span></text:p>
      <text:p text:style-name="P31"><text:span text:style-name="T22"><text:tab/><text:tab/>The two monotones are the suicide bomber vestages of the white man supremacy and the new wokism. The suicide bom</text:span><text:span text:style-name="T26">b</text:span><text:span text:style-name="T22">er white supremacist looks closes his eyes and looks far back to see utopia. And then declares the future to be a similar, mirror utopia. </text:span><text:span text:style-name="T26">And he claims to see with his eyes closed like Neo in the shittiest of the Matrix films. </text:span></text:p>
      <text:p text:style-name="P32"><text:span text:style-name="T22"><text:tab/><text:tab/>The wokeist, in order to combat the threat of suicide bomber white supremacy breaks out the sheids in order to ttop the suicide bombers from reaching the holy cacophany. And then the suicide bomber threat increased so the monotone shield grew its ranks and thickened its borders. At the same time, the wokeism monotone stepped up its patrols in the cacophany to make sure no suicide bomber infultrated the ranks. The monotone also rooted out possible sleep agents lurching within the cacophany and reunited others to the cause. They gave warnings and called people out. </text:span></text:p>
      <text:p text:style-name="P32"><text:soft-page-break/><text:span text:style-name="T22"><text:tab/><text:tab/>And they were right. The holy cacophany must survive. Without the holy cacophany, all is lost. We see our house on fire and we through water on it. Anyone screaming at us that we need to pour water on all houses has been rightfully thrown out. They only weaken the cacophany.</text:span></text:p>
      <text:p text:style-name="P32"><text:span text:style-name="T22"><text:tab/><text:tab/>But the purpose of the monotone is to guard the cacophany, not to regulate it. And sometimes the monotone is a hatchet, when the problem requires the subtlety of a scalple.</text:span></text:p>
      <text:p text:style-name="P32"><text:span text:style-name="T22"><text:tab/><text:tab/>We bisexuals are case-and-point. Some monotone macrophages sniff us up and down and move along. Others detect a virus in us that must be neutralized.</text:span></text:p>
      <text:p text:style-name="P32"><text:span text:style-name="T22"/></text:p>
      <text:p text:style-name="P32"><text:span text:style-name="T22">Covert oppression. You don't have to understand. You don't have to memorie the statistics; you don't have to call anyone out; you don't have to give a detailed description of bi erasure; you don't have to soul-search and rip the monosexism from your heart with your bare hands.</text:span></text:p>
      <text:p text:style-name="P32"><text:span text:style-name="T22"><text:tab/><text:tab/>We only ask for an end to the hypocracy. Don't say you represent bisexuals because you've struggled with anxiety and oppression. Don't advertise an baseball tournament for gay and bi men and then make it immenently clear that some bis are more welcome than others. Don't create LGBT publications without regular bi writers on staff regularly writing about bi issues. Don't advertise yourself as </text:span><text:span text:style-name="T27">a mental health professional and then decide then our bisexuality is a mental illness. Don't tone polie how we talk about the unique bisexual oppression we suffer. Yes. We experience it in straight spaces. Yes, we experience it in "LGBT" spaces. Yes, we experience it between the sheets. Yes, we experience it in our own minds.</text:span></text:p>
      <text:p text:style-name="P33"><text:span text:style-name="T22"><text:tab/><text:tab/>We don't expect you to take care of us or to teach us a goddamn thing. We do not need you to goddamn shepherd us into how to live a "truly queer" life. We've been fighting the good fight since time eternal. We've been fighting for liberation since fighting for liberation of LGBT people was a thing. Indeed, in Pride we led the charge. </text:span></text:p>
      <text:p text:style-name="P33"><text:span text:style-name="T22"><text:tab/><text:tab/>Most of all the question of money. We make up either more than half or nearly half of the LGBTQ+ community. That's the facts. So when we see money not getting to those among us in the greatest need, we get understandably pissed off. People are dying today because of biphobia. It's because of lack of access to income, housing, and--most importantly--medical and mental health services. These are our priorities. The lion's share of the LGBTQ+ community is in desparate need, is not served, and apparently, no one cares. Seriously, why the fuck isn't the whole fucking </text:span><text:span text:style-name="T28">meet running around like our hair's on fire trying to reach dying bisexuals? There's a quote from Shiri Eisner that gets me everytime:</text:span></text:p>
      <text:p text:style-name="P33"><text:span text:style-name="T28"/></text:p>
      <text:p text:style-name="P34"><text:span text:style-name="T22"><text:tab/>...</text:span></text:p>
      <text:p text:style-name="P34"><text:span text:style-name="T22"/></text:p>
      <text:p text:style-name="P34"><text:span text:style-name="T22"><text:tab/><text:tab/>Again. You don't have to undertand why this is happening. You don't have to "feel our pain" to see the direness of the situation and the bare-minimum measure that must be taken to remedy the situation. And you don't have to be our fucking mentors (and if you have the urge to go in that direction please shut that part of yourself up now). All we want is the hypocracy to end. All we want is that we you say "We are LGBT" that it doesn't ring as hollow as when Thomas Jefferson made "man is endowed with certain inalienable rights that all men are created euqal." Just don't be an actual hypocrite don't be a fairweather friend and we'll be happy.</text:span></text:p>
      <text:p text:style-name="P32"><text:span text:style-name="T27"/></text:p>
      <text:p text:style-name="P33"><text:span text:style-name="T22">It is not playing the oppression olympics when we're only giving the facts as they exist, when we're just starting to put into words the true direness of the situation.</text:span></text:p>
      <text:p text:style-name="P33"><text:span text:style-name="T22"/></text:p>
      <text:p text:style-name="P34"><text:span text:style-name="T22">Against Shiri Eisner. I can choose no single thinkerr who I owe more to or has more deeply impacted me than Shiri Eisner. She is a gift to our community, and I'm grateful for her elegant argument, courageous steadfastness, and empathetic resolve.</text:span></text:p>
      <text:p text:style-name="P34"><text:soft-page-break/><text:span text:style-name="T22"><text:tab/><text:tab/>One of her most admirable arguments is her assertion that bisexual equality and liberation narratives too often stress the suffering bisexuals feel at the hands of our erstwhile partners in solidarity against patriarchal heteronormativity. By emphasizing gay and lesbian actions as collaborators in monosexism without any</text:span></text:p>
      <text:p text:style-name="P34"><text:span text:style-name="T22">---------------------------actually I think she's right on this point. We should emphasize straight oppression over gay collaboration. By responding to oppression we experience in the straight world, we can show--not--tell the problems in the LGBT movement.</text:span></text:p>
      <text:p text:style-name="P34"><text:span text:style-name="T22"/></text:p>
      <text:p text:style-name="P34"><text:span text:style-name="T22">building the holy bisexual cacophany</text:span></text:p>
      <text:p text:style-name="P34"><text:span text:style-name="T22">Attack straight monosexism. There's no book that has helped me grow as a person than Shiri Eisner's Bi: Notes for a Bisexual Revolution. I've seen no one in the LGBTQ+ community give more cutting or more decisive and unforgiving critiques of the LGBT movement than what I've seen in Eisner's book. She even calls it the GGGG movement, which still resonates with me to this day. I don't use the term mostly because I just lack her courage and strength of will. To speak unencumbered truth to power. But perhaps her least listened-to argument has perhaps become her most important. In the fight for bisexual liberation, the big baddies are named patriarchal heteronormativity. Monosexism exists, and monosexism kills, and gays and lesbians absolutely often are collaborators in that effort. But the oppressors are straight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UKai CN" svg:font-family="'AR PL UKai CN'"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UKai CN"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UKai CN"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UKai CN" style:font-family-asian="'AR PL UKai CN'"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28T14:47:08.089574821</meta:creation-date>
    <dc:date>2019-08-01T23:16:19.259465421</dc:date>
    <meta:editing-duration>PT1H14M41S</meta:editing-duration>
    <meta:editing-cycles>8</meta:editing-cycles>
    <meta:generator>LibreOffice/6.1.6.3$Linux_X86_64 LibreOffice_project/5896ab1714085361c45cf540f76f60673dd96a72</meta:generator>
    <meta:document-statistic meta:table-count="0" meta:image-count="0" meta:object-count="0" meta:page-count="25" meta:paragraph-count="271" meta:word-count="15389" meta:character-count="86229" meta:non-whitespace-character-count="71036"/>
  </office:meta>
</office:document-meta>
</file>